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200mm" svg:height="97mm" svg:x="43.87mm" svg:y="27.36mm">
            <loext:p draw:notify-on-update-of-ranges="log.B2:log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.52207932772973E+018" calcext:value-type="float">
            <text:p>1.52207932772973E+018</text:p>
          </table:table-cell>
          <table:table-cell table:number-columns-repeated="4"/>
        </table:table-row>
        <table:table-row table:style-name="ro1">
          <table:table-cell office:value-type="float" office:value="1.52207932773073E+018" calcext:value-type="float">
            <text:p>1.52207932773073E+018</text:p>
          </table:table-cell>
          <table:table-cell table:formula="of:=[.A1]-[.A2]" office:value-type="float" office:value="-999680" calcext:value-type="float">
            <text:p>-999680</text:p>
          </table:table-cell>
          <table:table-cell/>
          <table:table-cell office:value-type="string" calcext:value-type="string">
            <text:p>ave</text:p>
          </table:table-cell>
          <table:table-cell table:formula="of:=AVERAGE([.B2:.B1000])" office:value-type="float" office:value="-1000129.98598599" calcext:value-type="float">
            <text:p>-1000129.98598599</text:p>
          </table:table-cell>
        </table:table-row>
        <table:table-row table:style-name="ro1">
          <table:table-cell office:value-type="float" office:value="1.52207932773173E+018" calcext:value-type="float">
            <text:p>1.52207932773173E+018</text:p>
          </table:table-cell>
          <table:table-cell table:formula="of:=[.A2]-[.A3]" office:value-type="float" office:value="-1000192" calcext:value-type="float">
            <text:p>-1000192</text:p>
          </table:table-cell>
          <table:table-cell/>
          <table:table-cell office:value-type="string" calcext:value-type="string">
            <text:p>stdevp</text:p>
          </table:table-cell>
          <table:table-cell table:formula="of:=STDEVP([.B2:.B1000])" office:value-type="float" office:value="1452.21191402875" calcext:value-type="float">
            <text:p>1452.2119140288</text:p>
          </table:table-cell>
        </table:table-row>
        <table:table-row table:style-name="ro1">
          <table:table-cell office:value-type="float" office:value="1.52207932773273E+018" calcext:value-type="float">
            <text:p>1.52207932773273E+018</text:p>
          </table:table-cell>
          <table:table-cell table:formula="of:=[.A3]-[.A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3373E+018" calcext:value-type="float">
            <text:p>1.52207932773373E+018</text:p>
          </table:table-cell>
          <table:table-cell table:formula="of:=[.A4]-[.A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3473E+018" calcext:value-type="float">
            <text:p>1.52207932773473E+018</text:p>
          </table:table-cell>
          <table:table-cell table:formula="of:=[.A5]-[.A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3573E+018" calcext:value-type="float">
            <text:p>1.52207932773573E+018</text:p>
          </table:table-cell>
          <table:table-cell table:formula="of:=[.A6]-[.A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3673E+018" calcext:value-type="float">
            <text:p>1.52207932773673E+018</text:p>
          </table:table-cell>
          <table:table-cell table:formula="of:=[.A7]-[.A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3773E+018" calcext:value-type="float">
            <text:p>1.52207932773773E+018</text:p>
          </table:table-cell>
          <table:table-cell table:formula="of:=[.A8]-[.A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3874E+018" calcext:value-type="float">
            <text:p>1.52207932773874E+018</text:p>
          </table:table-cell>
          <table:table-cell table:formula="of:=[.A9]-[.A10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773974E+018" calcext:value-type="float">
            <text:p>1.52207932773974E+018</text:p>
          </table:table-cell>
          <table:table-cell table:formula="of:=[.A10]-[.A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074E+018" calcext:value-type="float">
            <text:p>1.52207932774074E+018</text:p>
          </table:table-cell>
          <table:table-cell table:formula="of:=[.A11]-[.A1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4174E+018" calcext:value-type="float">
            <text:p>1.52207932774174E+018</text:p>
          </table:table-cell>
          <table:table-cell table:formula="of:=[.A12]-[.A1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274E+018" calcext:value-type="float">
            <text:p>1.52207932774274E+018</text:p>
          </table:table-cell>
          <table:table-cell table:formula="of:=[.A13]-[.A1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374E+018" calcext:value-type="float">
            <text:p>1.52207932774374E+018</text:p>
          </table:table-cell>
          <table:table-cell table:formula="of:=[.A14]-[.A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474E+018" calcext:value-type="float">
            <text:p>1.52207932774474E+018</text:p>
          </table:table-cell>
          <table:table-cell table:formula="of:=[.A15]-[.A1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4574E+018" calcext:value-type="float">
            <text:p>1.52207932774574E+018</text:p>
          </table:table-cell>
          <table:table-cell table:formula="of:=[.A16]-[.A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674E+018" calcext:value-type="float">
            <text:p>1.52207932774674E+018</text:p>
          </table:table-cell>
          <table:table-cell table:formula="of:=[.A17]-[.A1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4774E+018" calcext:value-type="float">
            <text:p>1.52207932774774E+018</text:p>
          </table:table-cell>
          <table:table-cell table:formula="of:=[.A18]-[.A1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4874E+018" calcext:value-type="float">
            <text:p>1.52207932774874E+018</text:p>
          </table:table-cell>
          <table:table-cell table:formula="of:=[.A19]-[.A2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4974E+018" calcext:value-type="float">
            <text:p>1.52207932774974E+018</text:p>
          </table:table-cell>
          <table:table-cell table:formula="of:=[.A20]-[.A2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5074E+018" calcext:value-type="float">
            <text:p>1.52207932775074E+018</text:p>
          </table:table-cell>
          <table:table-cell table:formula="of:=[.A21]-[.A2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5174E+018" calcext:value-type="float">
            <text:p>1.52207932775174E+018</text:p>
          </table:table-cell>
          <table:table-cell table:formula="of:=[.A22]-[.A2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5274E+018" calcext:value-type="float">
            <text:p>1.52207932775274E+018</text:p>
          </table:table-cell>
          <table:table-cell table:formula="of:=[.A23]-[.A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5374E+018" calcext:value-type="float">
            <text:p>1.52207932775374E+018</text:p>
          </table:table-cell>
          <table:table-cell table:formula="of:=[.A24]-[.A2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5474E+018" calcext:value-type="float">
            <text:p>1.52207932775474E+018</text:p>
          </table:table-cell>
          <table:table-cell table:formula="of:=[.A25]-[.A2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5574E+018" calcext:value-type="float">
            <text:p>1.52207932775574E+018</text:p>
          </table:table-cell>
          <table:table-cell table:formula="of:=[.A26]-[.A2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5674E+018" calcext:value-type="float">
            <text:p>1.52207932775674E+018</text:p>
          </table:table-cell>
          <table:table-cell table:formula="of:=[.A27]-[.A2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5774E+018" calcext:value-type="float">
            <text:p>1.52207932775774E+018</text:p>
          </table:table-cell>
          <table:table-cell table:formula="of:=[.A28]-[.A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5874E+018" calcext:value-type="float">
            <text:p>1.52207932775874E+018</text:p>
          </table:table-cell>
          <table:table-cell table:formula="of:=[.A29]-[.A3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5974E+018" calcext:value-type="float">
            <text:p>1.52207932775974E+018</text:p>
          </table:table-cell>
          <table:table-cell table:formula="of:=[.A30]-[.A3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074E+018" calcext:value-type="float">
            <text:p>1.52207932776074E+018</text:p>
          </table:table-cell>
          <table:table-cell table:formula="of:=[.A31]-[.A3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6174E+018" calcext:value-type="float">
            <text:p>1.52207932776174E+018</text:p>
          </table:table-cell>
          <table:table-cell table:formula="of:=[.A32]-[.A3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274E+018" calcext:value-type="float">
            <text:p>1.52207932776274E+018</text:p>
          </table:table-cell>
          <table:table-cell table:formula="of:=[.A33]-[.A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374E+018" calcext:value-type="float">
            <text:p>1.52207932776374E+018</text:p>
          </table:table-cell>
          <table:table-cell table:formula="of:=[.A34]-[.A3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474E+018" calcext:value-type="float">
            <text:p>1.52207932776474E+018</text:p>
          </table:table-cell>
          <table:table-cell table:formula="of:=[.A35]-[.A3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6574E+018" calcext:value-type="float">
            <text:p>1.52207932776574E+018</text:p>
          </table:table-cell>
          <table:table-cell table:formula="of:=[.A36]-[.A3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674E+018" calcext:value-type="float">
            <text:p>1.52207932776674E+018</text:p>
          </table:table-cell>
          <table:table-cell table:formula="of:=[.A37]-[.A3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6774E+018" calcext:value-type="float">
            <text:p>1.52207932776774E+018</text:p>
          </table:table-cell>
          <table:table-cell table:formula="of:=[.A38]-[.A3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6874E+018" calcext:value-type="float">
            <text:p>1.52207932776874E+018</text:p>
          </table:table-cell>
          <table:table-cell table:formula="of:=[.A39]-[.A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6974E+018" calcext:value-type="float">
            <text:p>1.52207932776974E+018</text:p>
          </table:table-cell>
          <table:table-cell table:formula="of:=[.A40]-[.A4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7074E+018" calcext:value-type="float">
            <text:p>1.52207932777074E+018</text:p>
          </table:table-cell>
          <table:table-cell table:formula="of:=[.A41]-[.A4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7174E+018" calcext:value-type="float">
            <text:p>1.52207932777174E+018</text:p>
          </table:table-cell>
          <table:table-cell table:formula="of:=[.A42]-[.A4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7274E+018" calcext:value-type="float">
            <text:p>1.52207932777274E+018</text:p>
          </table:table-cell>
          <table:table-cell table:formula="of:=[.A43]-[.A4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7374E+018" calcext:value-type="float">
            <text:p>1.52207932777374E+018</text:p>
          </table:table-cell>
          <table:table-cell table:formula="of:=[.A44]-[.A4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7474E+018" calcext:value-type="float">
            <text:p>1.52207932777474E+018</text:p>
          </table:table-cell>
          <table:table-cell table:formula="of:=[.A45]-[.A4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7574E+018" calcext:value-type="float">
            <text:p>1.52207932777574E+018</text:p>
          </table:table-cell>
          <table:table-cell table:formula="of:=[.A46]-[.A4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7674E+018" calcext:value-type="float">
            <text:p>1.52207932777674E+018</text:p>
          </table:table-cell>
          <table:table-cell table:formula="of:=[.A47]-[.A4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7774E+018" calcext:value-type="float">
            <text:p>1.52207932777774E+018</text:p>
          </table:table-cell>
          <table:table-cell table:formula="of:=[.A48]-[.A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7874E+018" calcext:value-type="float">
            <text:p>1.52207932777874E+018</text:p>
          </table:table-cell>
          <table:table-cell table:formula="of:=[.A49]-[.A5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7974E+018" calcext:value-type="float">
            <text:p>1.52207932777974E+018</text:p>
          </table:table-cell>
          <table:table-cell table:formula="of:=[.A50]-[.A5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074E+018" calcext:value-type="float">
            <text:p>1.52207932778074E+018</text:p>
          </table:table-cell>
          <table:table-cell table:formula="of:=[.A51]-[.A5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8174E+018" calcext:value-type="float">
            <text:p>1.52207932778174E+018</text:p>
          </table:table-cell>
          <table:table-cell table:formula="of:=[.A52]-[.A5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274E+018" calcext:value-type="float">
            <text:p>1.52207932778274E+018</text:p>
          </table:table-cell>
          <table:table-cell table:formula="of:=[.A53]-[.A5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374E+018" calcext:value-type="float">
            <text:p>1.52207932778374E+018</text:p>
          </table:table-cell>
          <table:table-cell table:formula="of:=[.A54]-[.A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474E+018" calcext:value-type="float">
            <text:p>1.52207932778474E+018</text:p>
          </table:table-cell>
          <table:table-cell table:formula="of:=[.A55]-[.A5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8574E+018" calcext:value-type="float">
            <text:p>1.52207932778574E+018</text:p>
          </table:table-cell>
          <table:table-cell table:formula="of:=[.A56]-[.A5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674E+018" calcext:value-type="float">
            <text:p>1.52207932778674E+018</text:p>
          </table:table-cell>
          <table:table-cell table:formula="of:=[.A57]-[.A5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8774E+018" calcext:value-type="float">
            <text:p>1.52207932778774E+018</text:p>
          </table:table-cell>
          <table:table-cell table:formula="of:=[.A58]-[.A5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8874E+018" calcext:value-type="float">
            <text:p>1.52207932778874E+018</text:p>
          </table:table-cell>
          <table:table-cell table:formula="of:=[.A59]-[.A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8974E+018" calcext:value-type="float">
            <text:p>1.52207932778974E+018</text:p>
          </table:table-cell>
          <table:table-cell table:formula="of:=[.A60]-[.A6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074E+018" calcext:value-type="float">
            <text:p>1.52207932779074E+018</text:p>
          </table:table-cell>
          <table:table-cell table:formula="of:=[.A61]-[.A6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9174E+018" calcext:value-type="float">
            <text:p>1.52207932779174E+018</text:p>
          </table:table-cell>
          <table:table-cell table:formula="of:=[.A62]-[.A6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274E+018" calcext:value-type="float">
            <text:p>1.52207932779274E+018</text:p>
          </table:table-cell>
          <table:table-cell table:formula="of:=[.A63]-[.A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79374E+018" calcext:value-type="float">
            <text:p>1.52207932779374E+018</text:p>
          </table:table-cell>
          <table:table-cell table:formula="of:=[.A64]-[.A6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79474E+018" calcext:value-type="float">
            <text:p>1.52207932779474E+018</text:p>
          </table:table-cell>
          <table:table-cell table:formula="of:=[.A65]-[.A6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574E+018" calcext:value-type="float">
            <text:p>1.52207932779574E+018</text:p>
          </table:table-cell>
          <table:table-cell table:formula="of:=[.A66]-[.A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675E+018" calcext:value-type="float">
            <text:p>1.52207932779675E+018</text:p>
          </table:table-cell>
          <table:table-cell table:formula="of:=[.A67]-[.A68]" office:value-type="float" office:value="-1009664" calcext:value-type="float">
            <text:p>-1009664</text:p>
          </table:table-cell>
          <table:table-cell table:number-columns-repeated="3"/>
        </table:table-row>
        <table:table-row table:style-name="ro1">
          <table:table-cell office:value-type="float" office:value="1.52207932779775E+018" calcext:value-type="float">
            <text:p>1.52207932779775E+018</text:p>
          </table:table-cell>
          <table:table-cell table:formula="of:=[.A68]-[.A6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875E+018" calcext:value-type="float">
            <text:p>1.52207932779875E+018</text:p>
          </table:table-cell>
          <table:table-cell table:formula="of:=[.A69]-[.A7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79975E+018" calcext:value-type="float">
            <text:p>1.52207932779975E+018</text:p>
          </table:table-cell>
          <table:table-cell table:formula="of:=[.A70]-[.A7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0075E+018" calcext:value-type="float">
            <text:p>1.52207932780075E+018</text:p>
          </table:table-cell>
          <table:table-cell table:formula="of:=[.A71]-[.A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0175E+018" calcext:value-type="float">
            <text:p>1.52207932780175E+018</text:p>
          </table:table-cell>
          <table:table-cell table:formula="of:=[.A72]-[.A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0275E+018" calcext:value-type="float">
            <text:p>1.52207932780275E+018</text:p>
          </table:table-cell>
          <table:table-cell table:formula="of:=[.A73]-[.A7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0375E+018" calcext:value-type="float">
            <text:p>1.52207932780375E+018</text:p>
          </table:table-cell>
          <table:table-cell table:formula="of:=[.A74]-[.A7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0475E+018" calcext:value-type="float">
            <text:p>1.52207932780475E+018</text:p>
          </table:table-cell>
          <table:table-cell table:formula="of:=[.A75]-[.A7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0575E+018" calcext:value-type="float">
            <text:p>1.52207932780575E+018</text:p>
          </table:table-cell>
          <table:table-cell table:formula="of:=[.A76]-[.A7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0675E+018" calcext:value-type="float">
            <text:p>1.52207932780675E+018</text:p>
          </table:table-cell>
          <table:table-cell table:formula="of:=[.A77]-[.A7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0775E+018" calcext:value-type="float">
            <text:p>1.52207932780775E+018</text:p>
          </table:table-cell>
          <table:table-cell table:formula="of:=[.A78]-[.A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0875E+018" calcext:value-type="float">
            <text:p>1.52207932780875E+018</text:p>
          </table:table-cell>
          <table:table-cell table:formula="of:=[.A79]-[.A8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0975E+018" calcext:value-type="float">
            <text:p>1.52207932780975E+018</text:p>
          </table:table-cell>
          <table:table-cell table:formula="of:=[.A80]-[.A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075E+018" calcext:value-type="float">
            <text:p>1.52207932781075E+018</text:p>
          </table:table-cell>
          <table:table-cell table:formula="of:=[.A81]-[.A8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175E+018" calcext:value-type="float">
            <text:p>1.52207932781175E+018</text:p>
          </table:table-cell>
          <table:table-cell table:formula="of:=[.A82]-[.A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275E+018" calcext:value-type="float">
            <text:p>1.52207932781275E+018</text:p>
          </table:table-cell>
          <table:table-cell table:formula="of:=[.A83]-[.A8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1375E+018" calcext:value-type="float">
            <text:p>1.52207932781375E+018</text:p>
          </table:table-cell>
          <table:table-cell table:formula="of:=[.A84]-[.A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475E+018" calcext:value-type="float">
            <text:p>1.52207932781475E+018</text:p>
          </table:table-cell>
          <table:table-cell table:formula="of:=[.A85]-[.A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575E+018" calcext:value-type="float">
            <text:p>1.52207932781575E+018</text:p>
          </table:table-cell>
          <table:table-cell table:formula="of:=[.A86]-[.A8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675E+018" calcext:value-type="float">
            <text:p>1.52207932781675E+018</text:p>
          </table:table-cell>
          <table:table-cell table:formula="of:=[.A87]-[.A8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1775E+018" calcext:value-type="float">
            <text:p>1.52207932781775E+018</text:p>
          </table:table-cell>
          <table:table-cell table:formula="of:=[.A88]-[.A8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1875E+018" calcext:value-type="float">
            <text:p>1.52207932781875E+018</text:p>
          </table:table-cell>
          <table:table-cell table:formula="of:=[.A89]-[.A9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1975E+018" calcext:value-type="float">
            <text:p>1.52207932781975E+018</text:p>
          </table:table-cell>
          <table:table-cell table:formula="of:=[.A90]-[.A9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2075E+018" calcext:value-type="float">
            <text:p>1.52207932782075E+018</text:p>
          </table:table-cell>
          <table:table-cell table:formula="of:=[.A91]-[.A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2175E+018" calcext:value-type="float">
            <text:p>1.52207932782175E+018</text:p>
          </table:table-cell>
          <table:table-cell table:formula="of:=[.A92]-[.A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2275E+018" calcext:value-type="float">
            <text:p>1.52207932782275E+018</text:p>
          </table:table-cell>
          <table:table-cell table:formula="of:=[.A93]-[.A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2375E+018" calcext:value-type="float">
            <text:p>1.52207932782375E+018</text:p>
          </table:table-cell>
          <table:table-cell table:formula="of:=[.A94]-[.A9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2475E+018" calcext:value-type="float">
            <text:p>1.52207932782475E+018</text:p>
          </table:table-cell>
          <table:table-cell table:formula="of:=[.A95]-[.A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2575E+018" calcext:value-type="float">
            <text:p>1.52207932782575E+018</text:p>
          </table:table-cell>
          <table:table-cell table:formula="of:=[.A96]-[.A9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2675E+018" calcext:value-type="float">
            <text:p>1.52207932782675E+018</text:p>
          </table:table-cell>
          <table:table-cell table:formula="of:=[.A97]-[.A9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2775E+018" calcext:value-type="float">
            <text:p>1.52207932782775E+018</text:p>
          </table:table-cell>
          <table:table-cell table:formula="of:=[.A98]-[.A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2875E+018" calcext:value-type="float">
            <text:p>1.52207932782875E+018</text:p>
          </table:table-cell>
          <table:table-cell table:formula="of:=[.A99]-[.A1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2975E+018" calcext:value-type="float">
            <text:p>1.52207932782975E+018</text:p>
          </table:table-cell>
          <table:table-cell table:formula="of:=[.A100]-[.A10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075E+018" calcext:value-type="float">
            <text:p>1.52207932783075E+018</text:p>
          </table:table-cell>
          <table:table-cell table:formula="of:=[.A101]-[.A10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175E+018" calcext:value-type="float">
            <text:p>1.52207932783175E+018</text:p>
          </table:table-cell>
          <table:table-cell table:formula="of:=[.A102]-[.A10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275E+018" calcext:value-type="float">
            <text:p>1.52207932783275E+018</text:p>
          </table:table-cell>
          <table:table-cell table:formula="of:=[.A103]-[.A10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3375E+018" calcext:value-type="float">
            <text:p>1.52207932783375E+018</text:p>
          </table:table-cell>
          <table:table-cell table:formula="of:=[.A104]-[.A10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475E+018" calcext:value-type="float">
            <text:p>1.52207932783475E+018</text:p>
          </table:table-cell>
          <table:table-cell table:formula="of:=[.A105]-[.A1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575E+018" calcext:value-type="float">
            <text:p>1.52207932783575E+018</text:p>
          </table:table-cell>
          <table:table-cell table:formula="of:=[.A106]-[.A1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675E+018" calcext:value-type="float">
            <text:p>1.52207932783675E+018</text:p>
          </table:table-cell>
          <table:table-cell table:formula="of:=[.A107]-[.A10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3775E+018" calcext:value-type="float">
            <text:p>1.52207932783775E+018</text:p>
          </table:table-cell>
          <table:table-cell table:formula="of:=[.A108]-[.A10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3875E+018" calcext:value-type="float">
            <text:p>1.52207932783875E+018</text:p>
          </table:table-cell>
          <table:table-cell table:formula="of:=[.A109]-[.A11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3975E+018" calcext:value-type="float">
            <text:p>1.52207932783975E+018</text:p>
          </table:table-cell>
          <table:table-cell table:formula="of:=[.A110]-[.A11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4075E+018" calcext:value-type="float">
            <text:p>1.52207932784075E+018</text:p>
          </table:table-cell>
          <table:table-cell table:formula="of:=[.A111]-[.A11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4175E+018" calcext:value-type="float">
            <text:p>1.52207932784175E+018</text:p>
          </table:table-cell>
          <table:table-cell table:formula="of:=[.A112]-[.A1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4275E+018" calcext:value-type="float">
            <text:p>1.52207932784275E+018</text:p>
          </table:table-cell>
          <table:table-cell table:formula="of:=[.A113]-[.A11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4375E+018" calcext:value-type="float">
            <text:p>1.52207932784375E+018</text:p>
          </table:table-cell>
          <table:table-cell table:formula="of:=[.A114]-[.A11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4475E+018" calcext:value-type="float">
            <text:p>1.52207932784475E+018</text:p>
          </table:table-cell>
          <table:table-cell table:formula="of:=[.A115]-[.A11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4575E+018" calcext:value-type="float">
            <text:p>1.52207932784575E+018</text:p>
          </table:table-cell>
          <table:table-cell table:formula="of:=[.A116]-[.A11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4675E+018" calcext:value-type="float">
            <text:p>1.52207932784675E+018</text:p>
          </table:table-cell>
          <table:table-cell table:formula="of:=[.A117]-[.A11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4775E+018" calcext:value-type="float">
            <text:p>1.52207932784775E+018</text:p>
          </table:table-cell>
          <table:table-cell table:formula="of:=[.A118]-[.A11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4875E+018" calcext:value-type="float">
            <text:p>1.52207932784875E+018</text:p>
          </table:table-cell>
          <table:table-cell table:formula="of:=[.A119]-[.A12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4975E+018" calcext:value-type="float">
            <text:p>1.52207932784975E+018</text:p>
          </table:table-cell>
          <table:table-cell table:formula="of:=[.A120]-[.A12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075E+018" calcext:value-type="float">
            <text:p>1.52207932785075E+018</text:p>
          </table:table-cell>
          <table:table-cell table:formula="of:=[.A121]-[.A12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175E+018" calcext:value-type="float">
            <text:p>1.52207932785175E+018</text:p>
          </table:table-cell>
          <table:table-cell table:formula="of:=[.A122]-[.A1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275E+018" calcext:value-type="float">
            <text:p>1.52207932785275E+018</text:p>
          </table:table-cell>
          <table:table-cell table:formula="of:=[.A123]-[.A12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5375E+018" calcext:value-type="float">
            <text:p>1.52207932785375E+018</text:p>
          </table:table-cell>
          <table:table-cell table:formula="of:=[.A124]-[.A1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475E+018" calcext:value-type="float">
            <text:p>1.52207932785475E+018</text:p>
          </table:table-cell>
          <table:table-cell table:formula="of:=[.A125]-[.A1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575E+018" calcext:value-type="float">
            <text:p>1.52207932785575E+018</text:p>
          </table:table-cell>
          <table:table-cell table:formula="of:=[.A126]-[.A1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675E+018" calcext:value-type="float">
            <text:p>1.52207932785675E+018</text:p>
          </table:table-cell>
          <table:table-cell table:formula="of:=[.A127]-[.A12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5775E+018" calcext:value-type="float">
            <text:p>1.52207932785775E+018</text:p>
          </table:table-cell>
          <table:table-cell table:formula="of:=[.A128]-[.A12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5875E+018" calcext:value-type="float">
            <text:p>1.52207932785875E+018</text:p>
          </table:table-cell>
          <table:table-cell table:formula="of:=[.A129]-[.A13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5975E+018" calcext:value-type="float">
            <text:p>1.52207932785975E+018</text:p>
          </table:table-cell>
          <table:table-cell table:formula="of:=[.A130]-[.A13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6075E+018" calcext:value-type="float">
            <text:p>1.52207932786075E+018</text:p>
          </table:table-cell>
          <table:table-cell table:formula="of:=[.A131]-[.A1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6175E+018" calcext:value-type="float">
            <text:p>1.52207932786175E+018</text:p>
          </table:table-cell>
          <table:table-cell table:formula="of:=[.A132]-[.A1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6275E+018" calcext:value-type="float">
            <text:p>1.52207932786275E+018</text:p>
          </table:table-cell>
          <table:table-cell table:formula="of:=[.A133]-[.A1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6375E+018" calcext:value-type="float">
            <text:p>1.52207932786375E+018</text:p>
          </table:table-cell>
          <table:table-cell table:formula="of:=[.A134]-[.A13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6475E+018" calcext:value-type="float">
            <text:p>1.52207932786475E+018</text:p>
          </table:table-cell>
          <table:table-cell table:formula="of:=[.A135]-[.A1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6575E+018" calcext:value-type="float">
            <text:p>1.52207932786575E+018</text:p>
          </table:table-cell>
          <table:table-cell table:formula="of:=[.A136]-[.A13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6675E+018" calcext:value-type="float">
            <text:p>1.52207932786675E+018</text:p>
          </table:table-cell>
          <table:table-cell table:formula="of:=[.A137]-[.A13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6775E+018" calcext:value-type="float">
            <text:p>1.52207932786775E+018</text:p>
          </table:table-cell>
          <table:table-cell table:formula="of:=[.A138]-[.A13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6875E+018" calcext:value-type="float">
            <text:p>1.52207932786875E+018</text:p>
          </table:table-cell>
          <table:table-cell table:formula="of:=[.A139]-[.A1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6975E+018" calcext:value-type="float">
            <text:p>1.52207932786975E+018</text:p>
          </table:table-cell>
          <table:table-cell table:formula="of:=[.A140]-[.A1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075E+018" calcext:value-type="float">
            <text:p>1.52207932787075E+018</text:p>
          </table:table-cell>
          <table:table-cell table:formula="of:=[.A141]-[.A14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175E+018" calcext:value-type="float">
            <text:p>1.52207932787175E+018</text:p>
          </table:table-cell>
          <table:table-cell table:formula="of:=[.A142]-[.A1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275E+018" calcext:value-type="float">
            <text:p>1.52207932787275E+018</text:p>
          </table:table-cell>
          <table:table-cell table:formula="of:=[.A143]-[.A14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7375E+018" calcext:value-type="float">
            <text:p>1.52207932787375E+018</text:p>
          </table:table-cell>
          <table:table-cell table:formula="of:=[.A144]-[.A1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475E+018" calcext:value-type="float">
            <text:p>1.52207932787475E+018</text:p>
          </table:table-cell>
          <table:table-cell table:formula="of:=[.A145]-[.A14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576E+018" calcext:value-type="float">
            <text:p>1.52207932787576E+018</text:p>
          </table:table-cell>
          <table:table-cell table:formula="of:=[.A146]-[.A147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787676E+018" calcext:value-type="float">
            <text:p>1.52207932787676E+018</text:p>
          </table:table-cell>
          <table:table-cell table:formula="of:=[.A147]-[.A14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776E+018" calcext:value-type="float">
            <text:p>1.52207932787776E+018</text:p>
          </table:table-cell>
          <table:table-cell table:formula="of:=[.A148]-[.A1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876E+018" calcext:value-type="float">
            <text:p>1.52207932787876E+018</text:p>
          </table:table-cell>
          <table:table-cell table:formula="of:=[.A149]-[.A15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7976E+018" calcext:value-type="float">
            <text:p>1.52207932787976E+018</text:p>
          </table:table-cell>
          <table:table-cell table:formula="of:=[.A150]-[.A15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8076E+018" calcext:value-type="float">
            <text:p>1.52207932788076E+018</text:p>
          </table:table-cell>
          <table:table-cell table:formula="of:=[.A151]-[.A15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8176E+018" calcext:value-type="float">
            <text:p>1.52207932788176E+018</text:p>
          </table:table-cell>
          <table:table-cell table:formula="of:=[.A152]-[.A15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8276E+018" calcext:value-type="float">
            <text:p>1.52207932788276E+018</text:p>
          </table:table-cell>
          <table:table-cell table:formula="of:=[.A153]-[.A15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8376E+018" calcext:value-type="float">
            <text:p>1.52207932788376E+018</text:p>
          </table:table-cell>
          <table:table-cell table:formula="of:=[.A154]-[.A1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8476E+018" calcext:value-type="float">
            <text:p>1.52207932788476E+018</text:p>
          </table:table-cell>
          <table:table-cell table:formula="of:=[.A155]-[.A15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8576E+018" calcext:value-type="float">
            <text:p>1.52207932788576E+018</text:p>
          </table:table-cell>
          <table:table-cell table:formula="of:=[.A156]-[.A15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8676E+018" calcext:value-type="float">
            <text:p>1.52207932788676E+018</text:p>
          </table:table-cell>
          <table:table-cell table:formula="of:=[.A157]-[.A15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8776E+018" calcext:value-type="float">
            <text:p>1.52207932788776E+018</text:p>
          </table:table-cell>
          <table:table-cell table:formula="of:=[.A158]-[.A15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8876E+018" calcext:value-type="float">
            <text:p>1.52207932788876E+018</text:p>
          </table:table-cell>
          <table:table-cell table:formula="of:=[.A159]-[.A16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88976E+018" calcext:value-type="float">
            <text:p>1.52207932788976E+018</text:p>
          </table:table-cell>
          <table:table-cell table:formula="of:=[.A160]-[.A16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9076E+018" calcext:value-type="float">
            <text:p>1.52207932789076E+018</text:p>
          </table:table-cell>
          <table:table-cell table:formula="of:=[.A161]-[.A16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176E+018" calcext:value-type="float">
            <text:p>1.52207932789176E+018</text:p>
          </table:table-cell>
          <table:table-cell table:formula="of:=[.A162]-[.A16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9276E+018" calcext:value-type="float">
            <text:p>1.52207932789276E+018</text:p>
          </table:table-cell>
          <table:table-cell table:formula="of:=[.A163]-[.A1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376E+018" calcext:value-type="float">
            <text:p>1.52207932789376E+018</text:p>
          </table:table-cell>
          <table:table-cell table:formula="of:=[.A164]-[.A1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476E+018" calcext:value-type="float">
            <text:p>1.52207932789476E+018</text:p>
          </table:table-cell>
          <table:table-cell table:formula="of:=[.A165]-[.A1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576E+018" calcext:value-type="float">
            <text:p>1.52207932789576E+018</text:p>
          </table:table-cell>
          <table:table-cell table:formula="of:=[.A166]-[.A1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89676E+018" calcext:value-type="float">
            <text:p>1.52207932789676E+018</text:p>
          </table:table-cell>
          <table:table-cell table:formula="of:=[.A167]-[.A16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776E+018" calcext:value-type="float">
            <text:p>1.52207932789776E+018</text:p>
          </table:table-cell>
          <table:table-cell table:formula="of:=[.A168]-[.A1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876E+018" calcext:value-type="float">
            <text:p>1.52207932789876E+018</text:p>
          </table:table-cell>
          <table:table-cell table:formula="of:=[.A169]-[.A17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89976E+018" calcext:value-type="float">
            <text:p>1.52207932789976E+018</text:p>
          </table:table-cell>
          <table:table-cell table:formula="of:=[.A170]-[.A17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0076E+018" calcext:value-type="float">
            <text:p>1.52207932790076E+018</text:p>
          </table:table-cell>
          <table:table-cell table:formula="of:=[.A171]-[.A17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0176E+018" calcext:value-type="float">
            <text:p>1.52207932790176E+018</text:p>
          </table:table-cell>
          <table:table-cell table:formula="of:=[.A172]-[.A1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0276E+018" calcext:value-type="float">
            <text:p>1.52207932790276E+018</text:p>
          </table:table-cell>
          <table:table-cell table:formula="of:=[.A173]-[.A17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0376E+018" calcext:value-type="float">
            <text:p>1.52207932790376E+018</text:p>
          </table:table-cell>
          <table:table-cell table:formula="of:=[.A174]-[.A17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0476E+018" calcext:value-type="float">
            <text:p>1.52207932790476E+018</text:p>
          </table:table-cell>
          <table:table-cell table:formula="of:=[.A175]-[.A17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0576E+018" calcext:value-type="float">
            <text:p>1.52207932790576E+018</text:p>
          </table:table-cell>
          <table:table-cell table:formula="of:=[.A176]-[.A17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0676E+018" calcext:value-type="float">
            <text:p>1.52207932790676E+018</text:p>
          </table:table-cell>
          <table:table-cell table:formula="of:=[.A177]-[.A17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0776E+018" calcext:value-type="float">
            <text:p>1.52207932790776E+018</text:p>
          </table:table-cell>
          <table:table-cell table:formula="of:=[.A178]-[.A1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0876E+018" calcext:value-type="float">
            <text:p>1.52207932790876E+018</text:p>
          </table:table-cell>
          <table:table-cell table:formula="of:=[.A179]-[.A18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0976E+018" calcext:value-type="float">
            <text:p>1.52207932790976E+018</text:p>
          </table:table-cell>
          <table:table-cell table:formula="of:=[.A180]-[.A18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1076E+018" calcext:value-type="float">
            <text:p>1.52207932791076E+018</text:p>
          </table:table-cell>
          <table:table-cell table:formula="of:=[.A181]-[.A18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176E+018" calcext:value-type="float">
            <text:p>1.52207932791176E+018</text:p>
          </table:table-cell>
          <table:table-cell table:formula="of:=[.A182]-[.A18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1276E+018" calcext:value-type="float">
            <text:p>1.52207932791276E+018</text:p>
          </table:table-cell>
          <table:table-cell table:formula="of:=[.A183]-[.A18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376E+018" calcext:value-type="float">
            <text:p>1.52207932791376E+018</text:p>
          </table:table-cell>
          <table:table-cell table:formula="of:=[.A184]-[.A1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476E+018" calcext:value-type="float">
            <text:p>1.52207932791476E+018</text:p>
          </table:table-cell>
          <table:table-cell table:formula="of:=[.A185]-[.A1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576E+018" calcext:value-type="float">
            <text:p>1.52207932791576E+018</text:p>
          </table:table-cell>
          <table:table-cell table:formula="of:=[.A186]-[.A18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1676E+018" calcext:value-type="float">
            <text:p>1.52207932791676E+018</text:p>
          </table:table-cell>
          <table:table-cell table:formula="of:=[.A187]-[.A18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776E+018" calcext:value-type="float">
            <text:p>1.52207932791776E+018</text:p>
          </table:table-cell>
          <table:table-cell table:formula="of:=[.A188]-[.A1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876E+018" calcext:value-type="float">
            <text:p>1.52207932791876E+018</text:p>
          </table:table-cell>
          <table:table-cell table:formula="of:=[.A189]-[.A19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1976E+018" calcext:value-type="float">
            <text:p>1.52207932791976E+018</text:p>
          </table:table-cell>
          <table:table-cell table:formula="of:=[.A190]-[.A19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2076E+018" calcext:value-type="float">
            <text:p>1.52207932792076E+018</text:p>
          </table:table-cell>
          <table:table-cell table:formula="of:=[.A191]-[.A19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2176E+018" calcext:value-type="float">
            <text:p>1.52207932792176E+018</text:p>
          </table:table-cell>
          <table:table-cell table:formula="of:=[.A192]-[.A1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2276E+018" calcext:value-type="float">
            <text:p>1.52207932792276E+018</text:p>
          </table:table-cell>
          <table:table-cell table:formula="of:=[.A193]-[.A19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2376E+018" calcext:value-type="float">
            <text:p>1.52207932792376E+018</text:p>
          </table:table-cell>
          <table:table-cell table:formula="of:=[.A194]-[.A19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2476E+018" calcext:value-type="float">
            <text:p>1.52207932792476E+018</text:p>
          </table:table-cell>
          <table:table-cell table:formula="of:=[.A195]-[.A19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2576E+018" calcext:value-type="float">
            <text:p>1.52207932792576E+018</text:p>
          </table:table-cell>
          <table:table-cell table:formula="of:=[.A196]-[.A19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2676E+018" calcext:value-type="float">
            <text:p>1.52207932792676E+018</text:p>
          </table:table-cell>
          <table:table-cell table:formula="of:=[.A197]-[.A19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2776E+018" calcext:value-type="float">
            <text:p>1.52207932792776E+018</text:p>
          </table:table-cell>
          <table:table-cell table:formula="of:=[.A198]-[.A19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2876E+018" calcext:value-type="float">
            <text:p>1.52207932792876E+018</text:p>
          </table:table-cell>
          <table:table-cell table:formula="of:=[.A199]-[.A20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2976E+018" calcext:value-type="float">
            <text:p>1.52207932792976E+018</text:p>
          </table:table-cell>
          <table:table-cell table:formula="of:=[.A200]-[.A20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3076E+018" calcext:value-type="float">
            <text:p>1.52207932793076E+018</text:p>
          </table:table-cell>
          <table:table-cell table:formula="of:=[.A201]-[.A20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176E+018" calcext:value-type="float">
            <text:p>1.52207932793176E+018</text:p>
          </table:table-cell>
          <table:table-cell table:formula="of:=[.A202]-[.A20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3276E+018" calcext:value-type="float">
            <text:p>1.52207932793276E+018</text:p>
          </table:table-cell>
          <table:table-cell table:formula="of:=[.A203]-[.A2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376E+018" calcext:value-type="float">
            <text:p>1.52207932793376E+018</text:p>
          </table:table-cell>
          <table:table-cell table:formula="of:=[.A204]-[.A20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476E+018" calcext:value-type="float">
            <text:p>1.52207932793476E+018</text:p>
          </table:table-cell>
          <table:table-cell table:formula="of:=[.A205]-[.A2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576E+018" calcext:value-type="float">
            <text:p>1.52207932793576E+018</text:p>
          </table:table-cell>
          <table:table-cell table:formula="of:=[.A206]-[.A20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3676E+018" calcext:value-type="float">
            <text:p>1.52207932793676E+018</text:p>
          </table:table-cell>
          <table:table-cell table:formula="of:=[.A207]-[.A20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776E+018" calcext:value-type="float">
            <text:p>1.52207932793776E+018</text:p>
          </table:table-cell>
          <table:table-cell table:formula="of:=[.A208]-[.A2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876E+018" calcext:value-type="float">
            <text:p>1.52207932793876E+018</text:p>
          </table:table-cell>
          <table:table-cell table:formula="of:=[.A209]-[.A21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3976E+018" calcext:value-type="float">
            <text:p>1.52207932793976E+018</text:p>
          </table:table-cell>
          <table:table-cell table:formula="of:=[.A210]-[.A2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4076E+018" calcext:value-type="float">
            <text:p>1.52207932794076E+018</text:p>
          </table:table-cell>
          <table:table-cell table:formula="of:=[.A211]-[.A21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4176E+018" calcext:value-type="float">
            <text:p>1.52207932794176E+018</text:p>
          </table:table-cell>
          <table:table-cell table:formula="of:=[.A212]-[.A2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4276E+018" calcext:value-type="float">
            <text:p>1.52207932794276E+018</text:p>
          </table:table-cell>
          <table:table-cell table:formula="of:=[.A213]-[.A21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4376E+018" calcext:value-type="float">
            <text:p>1.52207932794376E+018</text:p>
          </table:table-cell>
          <table:table-cell table:formula="of:=[.A214]-[.A2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4476E+018" calcext:value-type="float">
            <text:p>1.52207932794476E+018</text:p>
          </table:table-cell>
          <table:table-cell table:formula="of:=[.A215]-[.A21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4576E+018" calcext:value-type="float">
            <text:p>1.52207932794576E+018</text:p>
          </table:table-cell>
          <table:table-cell table:formula="of:=[.A216]-[.A2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4676E+018" calcext:value-type="float">
            <text:p>1.52207932794676E+018</text:p>
          </table:table-cell>
          <table:table-cell table:formula="of:=[.A217]-[.A21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4776E+018" calcext:value-type="float">
            <text:p>1.52207932794776E+018</text:p>
          </table:table-cell>
          <table:table-cell table:formula="of:=[.A218]-[.A21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4876E+018" calcext:value-type="float">
            <text:p>1.52207932794876E+018</text:p>
          </table:table-cell>
          <table:table-cell table:formula="of:=[.A219]-[.A22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4977E+018" calcext:value-type="float">
            <text:p>1.52207932794977E+018</text:p>
          </table:table-cell>
          <table:table-cell table:formula="of:=[.A220]-[.A221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795077E+018" calcext:value-type="float">
            <text:p>1.52207932795077E+018</text:p>
          </table:table-cell>
          <table:table-cell table:formula="of:=[.A221]-[.A22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177E+018" calcext:value-type="float">
            <text:p>1.52207932795177E+018</text:p>
          </table:table-cell>
          <table:table-cell table:formula="of:=[.A222]-[.A2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277E+018" calcext:value-type="float">
            <text:p>1.52207932795277E+018</text:p>
          </table:table-cell>
          <table:table-cell table:formula="of:=[.A223]-[.A22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5377E+018" calcext:value-type="float">
            <text:p>1.52207932795377E+018</text:p>
          </table:table-cell>
          <table:table-cell table:formula="of:=[.A224]-[.A2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477E+018" calcext:value-type="float">
            <text:p>1.52207932795477E+018</text:p>
          </table:table-cell>
          <table:table-cell table:formula="of:=[.A225]-[.A2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577E+018" calcext:value-type="float">
            <text:p>1.52207932795577E+018</text:p>
          </table:table-cell>
          <table:table-cell table:formula="of:=[.A226]-[.A2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677E+018" calcext:value-type="float">
            <text:p>1.52207932795677E+018</text:p>
          </table:table-cell>
          <table:table-cell table:formula="of:=[.A227]-[.A22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5777E+018" calcext:value-type="float">
            <text:p>1.52207932795777E+018</text:p>
          </table:table-cell>
          <table:table-cell table:formula="of:=[.A228]-[.A2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5877E+018" calcext:value-type="float">
            <text:p>1.52207932795877E+018</text:p>
          </table:table-cell>
          <table:table-cell table:formula="of:=[.A229]-[.A23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5977E+018" calcext:value-type="float">
            <text:p>1.52207932795977E+018</text:p>
          </table:table-cell>
          <table:table-cell table:formula="of:=[.A230]-[.A23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6077E+018" calcext:value-type="float">
            <text:p>1.52207932796077E+018</text:p>
          </table:table-cell>
          <table:table-cell table:formula="of:=[.A231]-[.A2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6177E+018" calcext:value-type="float">
            <text:p>1.52207932796177E+018</text:p>
          </table:table-cell>
          <table:table-cell table:formula="of:=[.A232]-[.A2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6277E+018" calcext:value-type="float">
            <text:p>1.52207932796277E+018</text:p>
          </table:table-cell>
          <table:table-cell table:formula="of:=[.A233]-[.A2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6377E+018" calcext:value-type="float">
            <text:p>1.52207932796377E+018</text:p>
          </table:table-cell>
          <table:table-cell table:formula="of:=[.A234]-[.A23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6477E+018" calcext:value-type="float">
            <text:p>1.52207932796477E+018</text:p>
          </table:table-cell>
          <table:table-cell table:formula="of:=[.A235]-[.A2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6577E+018" calcext:value-type="float">
            <text:p>1.52207932796577E+018</text:p>
          </table:table-cell>
          <table:table-cell table:formula="of:=[.A236]-[.A23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6677E+018" calcext:value-type="float">
            <text:p>1.52207932796677E+018</text:p>
          </table:table-cell>
          <table:table-cell table:formula="of:=[.A237]-[.A23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6777E+018" calcext:value-type="float">
            <text:p>1.52207932796777E+018</text:p>
          </table:table-cell>
          <table:table-cell table:formula="of:=[.A238]-[.A23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6877E+018" calcext:value-type="float">
            <text:p>1.52207932796877E+018</text:p>
          </table:table-cell>
          <table:table-cell table:formula="of:=[.A239]-[.A2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6977E+018" calcext:value-type="float">
            <text:p>1.52207932796977E+018</text:p>
          </table:table-cell>
          <table:table-cell table:formula="of:=[.A240]-[.A2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077E+018" calcext:value-type="float">
            <text:p>1.52207932797077E+018</text:p>
          </table:table-cell>
          <table:table-cell table:formula="of:=[.A241]-[.A24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177E+018" calcext:value-type="float">
            <text:p>1.52207932797177E+018</text:p>
          </table:table-cell>
          <table:table-cell table:formula="of:=[.A242]-[.A2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277E+018" calcext:value-type="float">
            <text:p>1.52207932797277E+018</text:p>
          </table:table-cell>
          <table:table-cell table:formula="of:=[.A243]-[.A24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7377E+018" calcext:value-type="float">
            <text:p>1.52207932797377E+018</text:p>
          </table:table-cell>
          <table:table-cell table:formula="of:=[.A244]-[.A2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477E+018" calcext:value-type="float">
            <text:p>1.52207932797477E+018</text:p>
          </table:table-cell>
          <table:table-cell table:formula="of:=[.A245]-[.A24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577E+018" calcext:value-type="float">
            <text:p>1.52207932797577E+018</text:p>
          </table:table-cell>
          <table:table-cell table:formula="of:=[.A246]-[.A24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677E+018" calcext:value-type="float">
            <text:p>1.52207932797677E+018</text:p>
          </table:table-cell>
          <table:table-cell table:formula="of:=[.A247]-[.A24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7777E+018" calcext:value-type="float">
            <text:p>1.52207932797777E+018</text:p>
          </table:table-cell>
          <table:table-cell table:formula="of:=[.A248]-[.A2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7877E+018" calcext:value-type="float">
            <text:p>1.52207932797877E+018</text:p>
          </table:table-cell>
          <table:table-cell table:formula="of:=[.A249]-[.A25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7977E+018" calcext:value-type="float">
            <text:p>1.52207932797977E+018</text:p>
          </table:table-cell>
          <table:table-cell table:formula="of:=[.A250]-[.A25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8077E+018" calcext:value-type="float">
            <text:p>1.52207932798077E+018</text:p>
          </table:table-cell>
          <table:table-cell table:formula="of:=[.A251]-[.A2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8177E+018" calcext:value-type="float">
            <text:p>1.52207932798177E+018</text:p>
          </table:table-cell>
          <table:table-cell table:formula="of:=[.A252]-[.A25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8277E+018" calcext:value-type="float">
            <text:p>1.52207932798277E+018</text:p>
          </table:table-cell>
          <table:table-cell table:formula="of:=[.A253]-[.A25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8377E+018" calcext:value-type="float">
            <text:p>1.52207932798377E+018</text:p>
          </table:table-cell>
          <table:table-cell table:formula="of:=[.A254]-[.A25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8477E+018" calcext:value-type="float">
            <text:p>1.52207932798477E+018</text:p>
          </table:table-cell>
          <table:table-cell table:formula="of:=[.A255]-[.A2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8577E+018" calcext:value-type="float">
            <text:p>1.52207932798577E+018</text:p>
          </table:table-cell>
          <table:table-cell table:formula="of:=[.A256]-[.A25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798677E+018" calcext:value-type="float">
            <text:p>1.52207932798677E+018</text:p>
          </table:table-cell>
          <table:table-cell table:formula="of:=[.A257]-[.A25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8777E+018" calcext:value-type="float">
            <text:p>1.52207932798777E+018</text:p>
          </table:table-cell>
          <table:table-cell table:formula="of:=[.A258]-[.A25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8877E+018" calcext:value-type="float">
            <text:p>1.52207932798877E+018</text:p>
          </table:table-cell>
          <table:table-cell table:formula="of:=[.A259]-[.A2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8977E+018" calcext:value-type="float">
            <text:p>1.52207932798977E+018</text:p>
          </table:table-cell>
          <table:table-cell table:formula="of:=[.A260]-[.A26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077E+018" calcext:value-type="float">
            <text:p>1.52207932799077E+018</text:p>
          </table:table-cell>
          <table:table-cell table:formula="of:=[.A261]-[.A26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177E+018" calcext:value-type="float">
            <text:p>1.52207932799177E+018</text:p>
          </table:table-cell>
          <table:table-cell table:formula="of:=[.A262]-[.A2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277E+018" calcext:value-type="float">
            <text:p>1.52207932799277E+018</text:p>
          </table:table-cell>
          <table:table-cell table:formula="of:=[.A263]-[.A26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9377E+018" calcext:value-type="float">
            <text:p>1.52207932799377E+018</text:p>
          </table:table-cell>
          <table:table-cell table:formula="of:=[.A264]-[.A2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477E+018" calcext:value-type="float">
            <text:p>1.52207932799477E+018</text:p>
          </table:table-cell>
          <table:table-cell table:formula="of:=[.A265]-[.A2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577E+018" calcext:value-type="float">
            <text:p>1.52207932799577E+018</text:p>
          </table:table-cell>
          <table:table-cell table:formula="of:=[.A266]-[.A26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677E+018" calcext:value-type="float">
            <text:p>1.52207932799677E+018</text:p>
          </table:table-cell>
          <table:table-cell table:formula="of:=[.A267]-[.A26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9777E+018" calcext:value-type="float">
            <text:p>1.52207932799777E+018</text:p>
          </table:table-cell>
          <table:table-cell table:formula="of:=[.A268]-[.A2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799877E+018" calcext:value-type="float">
            <text:p>1.52207932799877E+018</text:p>
          </table:table-cell>
          <table:table-cell table:formula="of:=[.A269]-[.A27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799977E+018" calcext:value-type="float">
            <text:p>1.52207932799977E+018</text:p>
          </table:table-cell>
          <table:table-cell table:formula="of:=[.A270]-[.A27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0077E+018" calcext:value-type="float">
            <text:p>1.52207932800077E+018</text:p>
          </table:table-cell>
          <table:table-cell table:formula="of:=[.A271]-[.A2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0177E+018" calcext:value-type="float">
            <text:p>1.52207932800177E+018</text:p>
          </table:table-cell>
          <table:table-cell table:formula="of:=[.A272]-[.A2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0277E+018" calcext:value-type="float">
            <text:p>1.52207932800277E+018</text:p>
          </table:table-cell>
          <table:table-cell table:formula="of:=[.A273]-[.A27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0377E+018" calcext:value-type="float">
            <text:p>1.52207932800377E+018</text:p>
          </table:table-cell>
          <table:table-cell table:formula="of:=[.A274]-[.A27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0477E+018" calcext:value-type="float">
            <text:p>1.52207932800477E+018</text:p>
          </table:table-cell>
          <table:table-cell table:formula="of:=[.A275]-[.A27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0577E+018" calcext:value-type="float">
            <text:p>1.52207932800577E+018</text:p>
          </table:table-cell>
          <table:table-cell table:formula="of:=[.A276]-[.A27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0677E+018" calcext:value-type="float">
            <text:p>1.52207932800677E+018</text:p>
          </table:table-cell>
          <table:table-cell table:formula="of:=[.A277]-[.A27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0777E+018" calcext:value-type="float">
            <text:p>1.52207932800777E+018</text:p>
          </table:table-cell>
          <table:table-cell table:formula="of:=[.A278]-[.A27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0877E+018" calcext:value-type="float">
            <text:p>1.52207932800877E+018</text:p>
          </table:table-cell>
          <table:table-cell table:formula="of:=[.A279]-[.A2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0977E+018" calcext:value-type="float">
            <text:p>1.52207932800977E+018</text:p>
          </table:table-cell>
          <table:table-cell table:formula="of:=[.A280]-[.A2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077E+018" calcext:value-type="float">
            <text:p>1.52207932801077E+018</text:p>
          </table:table-cell>
          <table:table-cell table:formula="of:=[.A281]-[.A28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177E+018" calcext:value-type="float">
            <text:p>1.52207932801177E+018</text:p>
          </table:table-cell>
          <table:table-cell table:formula="of:=[.A282]-[.A2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277E+018" calcext:value-type="float">
            <text:p>1.52207932801277E+018</text:p>
          </table:table-cell>
          <table:table-cell table:formula="of:=[.A283]-[.A28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1377E+018" calcext:value-type="float">
            <text:p>1.52207932801377E+018</text:p>
          </table:table-cell>
          <table:table-cell table:formula="of:=[.A284]-[.A2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477E+018" calcext:value-type="float">
            <text:p>1.52207932801477E+018</text:p>
          </table:table-cell>
          <table:table-cell table:formula="of:=[.A285]-[.A2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577E+018" calcext:value-type="float">
            <text:p>1.52207932801577E+018</text:p>
          </table:table-cell>
          <table:table-cell table:formula="of:=[.A286]-[.A28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677E+018" calcext:value-type="float">
            <text:p>1.52207932801677E+018</text:p>
          </table:table-cell>
          <table:table-cell table:formula="of:=[.A287]-[.A28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1777E+018" calcext:value-type="float">
            <text:p>1.52207932801777E+018</text:p>
          </table:table-cell>
          <table:table-cell table:formula="of:=[.A288]-[.A2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1877E+018" calcext:value-type="float">
            <text:p>1.52207932801877E+018</text:p>
          </table:table-cell>
          <table:table-cell table:formula="of:=[.A289]-[.A29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1977E+018" calcext:value-type="float">
            <text:p>1.52207932801977E+018</text:p>
          </table:table-cell>
          <table:table-cell table:formula="of:=[.A290]-[.A29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2077E+018" calcext:value-type="float">
            <text:p>1.52207932802077E+018</text:p>
          </table:table-cell>
          <table:table-cell table:formula="of:=[.A291]-[.A2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2177E+018" calcext:value-type="float">
            <text:p>1.52207932802177E+018</text:p>
          </table:table-cell>
          <table:table-cell table:formula="of:=[.A292]-[.A2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2277E+018" calcext:value-type="float">
            <text:p>1.52207932802277E+018</text:p>
          </table:table-cell>
          <table:table-cell table:formula="of:=[.A293]-[.A2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2377E+018" calcext:value-type="float">
            <text:p>1.52207932802377E+018</text:p>
          </table:table-cell>
          <table:table-cell table:formula="of:=[.A294]-[.A29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2477E+018" calcext:value-type="float">
            <text:p>1.52207932802477E+018</text:p>
          </table:table-cell>
          <table:table-cell table:formula="of:=[.A295]-[.A2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2577E+018" calcext:value-type="float">
            <text:p>1.52207932802577E+018</text:p>
          </table:table-cell>
          <table:table-cell table:formula="of:=[.A296]-[.A297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2677E+018" calcext:value-type="float">
            <text:p>1.52207932802677E+018</text:p>
          </table:table-cell>
          <table:table-cell table:formula="of:=[.A297]-[.A29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2777E+018" calcext:value-type="float">
            <text:p>1.52207932802777E+018</text:p>
          </table:table-cell>
          <table:table-cell table:formula="of:=[.A298]-[.A2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2877E+018" calcext:value-type="float">
            <text:p>1.52207932802877E+018</text:p>
          </table:table-cell>
          <table:table-cell table:formula="of:=[.A299]-[.A3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2978E+018" calcext:value-type="float">
            <text:p>1.52207932802978E+018</text:p>
          </table:table-cell>
          <table:table-cell table:formula="of:=[.A300]-[.A301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03078E+018" calcext:value-type="float">
            <text:p>1.52207932803078E+018</text:p>
          </table:table-cell>
          <table:table-cell table:formula="of:=[.A301]-[.A3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3178E+018" calcext:value-type="float">
            <text:p>1.52207932803178E+018</text:p>
          </table:table-cell>
          <table:table-cell table:formula="of:=[.A302]-[.A30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278E+018" calcext:value-type="float">
            <text:p>1.52207932803278E+018</text:p>
          </table:table-cell>
          <table:table-cell table:formula="of:=[.A303]-[.A3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378E+018" calcext:value-type="float">
            <text:p>1.52207932803378E+018</text:p>
          </table:table-cell>
          <table:table-cell table:formula="of:=[.A304]-[.A30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478E+018" calcext:value-type="float">
            <text:p>1.52207932803478E+018</text:p>
          </table:table-cell>
          <table:table-cell table:formula="of:=[.A305]-[.A3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578E+018" calcext:value-type="float">
            <text:p>1.52207932803578E+018</text:p>
          </table:table-cell>
          <table:table-cell table:formula="of:=[.A306]-[.A30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3678E+018" calcext:value-type="float">
            <text:p>1.52207932803678E+018</text:p>
          </table:table-cell>
          <table:table-cell table:formula="of:=[.A307]-[.A30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778E+018" calcext:value-type="float">
            <text:p>1.52207932803778E+018</text:p>
          </table:table-cell>
          <table:table-cell table:formula="of:=[.A308]-[.A3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878E+018" calcext:value-type="float">
            <text:p>1.52207932803878E+018</text:p>
          </table:table-cell>
          <table:table-cell table:formula="of:=[.A309]-[.A31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3978E+018" calcext:value-type="float">
            <text:p>1.52207932803978E+018</text:p>
          </table:table-cell>
          <table:table-cell table:formula="of:=[.A310]-[.A3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4078E+018" calcext:value-type="float">
            <text:p>1.52207932804078E+018</text:p>
          </table:table-cell>
          <table:table-cell table:formula="of:=[.A311]-[.A31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4178E+018" calcext:value-type="float">
            <text:p>1.52207932804178E+018</text:p>
          </table:table-cell>
          <table:table-cell table:formula="of:=[.A312]-[.A3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4278E+018" calcext:value-type="float">
            <text:p>1.52207932804278E+018</text:p>
          </table:table-cell>
          <table:table-cell table:formula="of:=[.A313]-[.A31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4378E+018" calcext:value-type="float">
            <text:p>1.52207932804378E+018</text:p>
          </table:table-cell>
          <table:table-cell table:formula="of:=[.A314]-[.A3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4478E+018" calcext:value-type="float">
            <text:p>1.52207932804478E+018</text:p>
          </table:table-cell>
          <table:table-cell table:formula="of:=[.A315]-[.A31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4578E+018" calcext:value-type="float">
            <text:p>1.52207932804578E+018</text:p>
          </table:table-cell>
          <table:table-cell table:formula="of:=[.A316]-[.A3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4678E+018" calcext:value-type="float">
            <text:p>1.52207932804678E+018</text:p>
          </table:table-cell>
          <table:table-cell table:formula="of:=[.A317]-[.A31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4778E+018" calcext:value-type="float">
            <text:p>1.52207932804778E+018</text:p>
          </table:table-cell>
          <table:table-cell table:formula="of:=[.A318]-[.A31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4878E+018" calcext:value-type="float">
            <text:p>1.52207932804878E+018</text:p>
          </table:table-cell>
          <table:table-cell table:formula="of:=[.A319]-[.A32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4978E+018" calcext:value-type="float">
            <text:p>1.52207932804978E+018</text:p>
          </table:table-cell>
          <table:table-cell table:formula="of:=[.A320]-[.A32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5078E+018" calcext:value-type="float">
            <text:p>1.52207932805078E+018</text:p>
          </table:table-cell>
          <table:table-cell table:formula="of:=[.A321]-[.A3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5178E+018" calcext:value-type="float">
            <text:p>1.52207932805178E+018</text:p>
          </table:table-cell>
          <table:table-cell table:formula="of:=[.A322]-[.A3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278E+018" calcext:value-type="float">
            <text:p>1.52207932805278E+018</text:p>
          </table:table-cell>
          <table:table-cell table:formula="of:=[.A323]-[.A3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378E+018" calcext:value-type="float">
            <text:p>1.52207932805378E+018</text:p>
          </table:table-cell>
          <table:table-cell table:formula="of:=[.A324]-[.A3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478E+018" calcext:value-type="float">
            <text:p>1.52207932805478E+018</text:p>
          </table:table-cell>
          <table:table-cell table:formula="of:=[.A325]-[.A3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578E+018" calcext:value-type="float">
            <text:p>1.52207932805578E+018</text:p>
          </table:table-cell>
          <table:table-cell table:formula="of:=[.A326]-[.A32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5678E+018" calcext:value-type="float">
            <text:p>1.52207932805678E+018</text:p>
          </table:table-cell>
          <table:table-cell table:formula="of:=[.A327]-[.A32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778E+018" calcext:value-type="float">
            <text:p>1.52207932805778E+018</text:p>
          </table:table-cell>
          <table:table-cell table:formula="of:=[.A328]-[.A3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878E+018" calcext:value-type="float">
            <text:p>1.52207932805878E+018</text:p>
          </table:table-cell>
          <table:table-cell table:formula="of:=[.A329]-[.A33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5978E+018" calcext:value-type="float">
            <text:p>1.52207932805978E+018</text:p>
          </table:table-cell>
          <table:table-cell table:formula="of:=[.A330]-[.A33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6078E+018" calcext:value-type="float">
            <text:p>1.52207932806078E+018</text:p>
          </table:table-cell>
          <table:table-cell table:formula="of:=[.A331]-[.A33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6178E+018" calcext:value-type="float">
            <text:p>1.52207932806178E+018</text:p>
          </table:table-cell>
          <table:table-cell table:formula="of:=[.A332]-[.A3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6278E+018" calcext:value-type="float">
            <text:p>1.52207932806278E+018</text:p>
          </table:table-cell>
          <table:table-cell table:formula="of:=[.A333]-[.A33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6378E+018" calcext:value-type="float">
            <text:p>1.52207932806378E+018</text:p>
          </table:table-cell>
          <table:table-cell table:formula="of:=[.A334]-[.A33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6478E+018" calcext:value-type="float">
            <text:p>1.52207932806478E+018</text:p>
          </table:table-cell>
          <table:table-cell table:formula="of:=[.A335]-[.A33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6578E+018" calcext:value-type="float">
            <text:p>1.52207932806578E+018</text:p>
          </table:table-cell>
          <table:table-cell table:formula="of:=[.A336]-[.A33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6678E+018" calcext:value-type="float">
            <text:p>1.52207932806678E+018</text:p>
          </table:table-cell>
          <table:table-cell table:formula="of:=[.A337]-[.A33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6778E+018" calcext:value-type="float">
            <text:p>1.52207932806778E+018</text:p>
          </table:table-cell>
          <table:table-cell table:formula="of:=[.A338]-[.A33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6878E+018" calcext:value-type="float">
            <text:p>1.52207932806878E+018</text:p>
          </table:table-cell>
          <table:table-cell table:formula="of:=[.A339]-[.A34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6978E+018" calcext:value-type="float">
            <text:p>1.52207932806978E+018</text:p>
          </table:table-cell>
          <table:table-cell table:formula="of:=[.A340]-[.A34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7078E+018" calcext:value-type="float">
            <text:p>1.52207932807078E+018</text:p>
          </table:table-cell>
          <table:table-cell table:formula="of:=[.A341]-[.A3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7178E+018" calcext:value-type="float">
            <text:p>1.52207932807178E+018</text:p>
          </table:table-cell>
          <table:table-cell table:formula="of:=[.A342]-[.A3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278E+018" calcext:value-type="float">
            <text:p>1.52207932807278E+018</text:p>
          </table:table-cell>
          <table:table-cell table:formula="of:=[.A343]-[.A34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378E+018" calcext:value-type="float">
            <text:p>1.52207932807378E+018</text:p>
          </table:table-cell>
          <table:table-cell table:formula="of:=[.A344]-[.A3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478E+018" calcext:value-type="float">
            <text:p>1.52207932807478E+018</text:p>
          </table:table-cell>
          <table:table-cell table:formula="of:=[.A345]-[.A34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578E+018" calcext:value-type="float">
            <text:p>1.52207932807578E+018</text:p>
          </table:table-cell>
          <table:table-cell table:formula="of:=[.A346]-[.A34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7678E+018" calcext:value-type="float">
            <text:p>1.52207932807678E+018</text:p>
          </table:table-cell>
          <table:table-cell table:formula="of:=[.A347]-[.A34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778E+018" calcext:value-type="float">
            <text:p>1.52207932807778E+018</text:p>
          </table:table-cell>
          <table:table-cell table:formula="of:=[.A348]-[.A3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878E+018" calcext:value-type="float">
            <text:p>1.52207932807878E+018</text:p>
          </table:table-cell>
          <table:table-cell table:formula="of:=[.A349]-[.A35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7978E+018" calcext:value-type="float">
            <text:p>1.52207932807978E+018</text:p>
          </table:table-cell>
          <table:table-cell table:formula="of:=[.A350]-[.A35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8078E+018" calcext:value-type="float">
            <text:p>1.52207932808078E+018</text:p>
          </table:table-cell>
          <table:table-cell table:formula="of:=[.A351]-[.A3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8178E+018" calcext:value-type="float">
            <text:p>1.52207932808178E+018</text:p>
          </table:table-cell>
          <table:table-cell table:formula="of:=[.A352]-[.A35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8278E+018" calcext:value-type="float">
            <text:p>1.52207932808278E+018</text:p>
          </table:table-cell>
          <table:table-cell table:formula="of:=[.A353]-[.A35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8378E+018" calcext:value-type="float">
            <text:p>1.52207932808378E+018</text:p>
          </table:table-cell>
          <table:table-cell table:formula="of:=[.A354]-[.A3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8478E+018" calcext:value-type="float">
            <text:p>1.52207932808478E+018</text:p>
          </table:table-cell>
          <table:table-cell table:formula="of:=[.A355]-[.A35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8578E+018" calcext:value-type="float">
            <text:p>1.52207932808578E+018</text:p>
          </table:table-cell>
          <table:table-cell table:formula="of:=[.A356]-[.A35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8678E+018" calcext:value-type="float">
            <text:p>1.52207932808678E+018</text:p>
          </table:table-cell>
          <table:table-cell table:formula="of:=[.A357]-[.A35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8778E+018" calcext:value-type="float">
            <text:p>1.52207932808778E+018</text:p>
          </table:table-cell>
          <table:table-cell table:formula="of:=[.A358]-[.A35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8878E+018" calcext:value-type="float">
            <text:p>1.52207932808878E+018</text:p>
          </table:table-cell>
          <table:table-cell table:formula="of:=[.A359]-[.A36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08978E+018" calcext:value-type="float">
            <text:p>1.52207932808978E+018</text:p>
          </table:table-cell>
          <table:table-cell table:formula="of:=[.A360]-[.A36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9078E+018" calcext:value-type="float">
            <text:p>1.52207932809078E+018</text:p>
          </table:table-cell>
          <table:table-cell table:formula="of:=[.A361]-[.A3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9178E+018" calcext:value-type="float">
            <text:p>1.52207932809178E+018</text:p>
          </table:table-cell>
          <table:table-cell table:formula="of:=[.A362]-[.A3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278E+018" calcext:value-type="float">
            <text:p>1.52207932809278E+018</text:p>
          </table:table-cell>
          <table:table-cell table:formula="of:=[.A363]-[.A3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378E+018" calcext:value-type="float">
            <text:p>1.52207932809378E+018</text:p>
          </table:table-cell>
          <table:table-cell table:formula="of:=[.A364]-[.A3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478E+018" calcext:value-type="float">
            <text:p>1.52207932809478E+018</text:p>
          </table:table-cell>
          <table:table-cell table:formula="of:=[.A365]-[.A3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578E+018" calcext:value-type="float">
            <text:p>1.52207932809578E+018</text:p>
          </table:table-cell>
          <table:table-cell table:formula="of:=[.A366]-[.A3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09678E+018" calcext:value-type="float">
            <text:p>1.52207932809678E+018</text:p>
          </table:table-cell>
          <table:table-cell table:formula="of:=[.A367]-[.A36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778E+018" calcext:value-type="float">
            <text:p>1.52207932809778E+018</text:p>
          </table:table-cell>
          <table:table-cell table:formula="of:=[.A368]-[.A3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878E+018" calcext:value-type="float">
            <text:p>1.52207932809878E+018</text:p>
          </table:table-cell>
          <table:table-cell table:formula="of:=[.A369]-[.A37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09978E+018" calcext:value-type="float">
            <text:p>1.52207932809978E+018</text:p>
          </table:table-cell>
          <table:table-cell table:formula="of:=[.A370]-[.A37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0078E+018" calcext:value-type="float">
            <text:p>1.52207932810078E+018</text:p>
          </table:table-cell>
          <table:table-cell table:formula="of:=[.A371]-[.A3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0178E+018" calcext:value-type="float">
            <text:p>1.52207932810178E+018</text:p>
          </table:table-cell>
          <table:table-cell table:formula="of:=[.A372]-[.A3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0278E+018" calcext:value-type="float">
            <text:p>1.52207932810278E+018</text:p>
          </table:table-cell>
          <table:table-cell table:formula="of:=[.A373]-[.A37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0378E+018" calcext:value-type="float">
            <text:p>1.52207932810378E+018</text:p>
          </table:table-cell>
          <table:table-cell table:formula="of:=[.A374]-[.A37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0478E+018" calcext:value-type="float">
            <text:p>1.52207932810478E+018</text:p>
          </table:table-cell>
          <table:table-cell table:formula="of:=[.A375]-[.A37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0578E+018" calcext:value-type="float">
            <text:p>1.52207932810578E+018</text:p>
          </table:table-cell>
          <table:table-cell table:formula="of:=[.A376]-[.A37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0678E+018" calcext:value-type="float">
            <text:p>1.52207932810678E+018</text:p>
          </table:table-cell>
          <table:table-cell table:formula="of:=[.A377]-[.A37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0779E+018" calcext:value-type="float">
            <text:p>1.52207932810779E+018</text:p>
          </table:table-cell>
          <table:table-cell table:formula="of:=[.A378]-[.A379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10878E+018" calcext:value-type="float">
            <text:p>1.52207932810878E+018</text:p>
          </table:table-cell>
          <table:table-cell table:formula="of:=[.A379]-[.A380]" office:value-type="float" office:value="-989696" calcext:value-type="float">
            <text:p>-989696</text:p>
          </table:table-cell>
          <table:table-cell table:number-columns-repeated="3"/>
        </table:table-row>
        <table:table-row table:style-name="ro1">
          <table:table-cell office:value-type="float" office:value="1.52207932810979E+018" calcext:value-type="float">
            <text:p>1.52207932810979E+018</text:p>
          </table:table-cell>
          <table:table-cell table:formula="of:=[.A380]-[.A381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811079E+018" calcext:value-type="float">
            <text:p>1.52207932811079E+018</text:p>
          </table:table-cell>
          <table:table-cell table:formula="of:=[.A381]-[.A3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1179E+018" calcext:value-type="float">
            <text:p>1.52207932811179E+018</text:p>
          </table:table-cell>
          <table:table-cell table:formula="of:=[.A382]-[.A383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1279E+018" calcext:value-type="float">
            <text:p>1.52207932811279E+018</text:p>
          </table:table-cell>
          <table:table-cell table:formula="of:=[.A383]-[.A38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1379E+018" calcext:value-type="float">
            <text:p>1.52207932811379E+018</text:p>
          </table:table-cell>
          <table:table-cell table:formula="of:=[.A384]-[.A38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1479E+018" calcext:value-type="float">
            <text:p>1.52207932811479E+018</text:p>
          </table:table-cell>
          <table:table-cell table:formula="of:=[.A385]-[.A38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1579E+018" calcext:value-type="float">
            <text:p>1.52207932811579E+018</text:p>
          </table:table-cell>
          <table:table-cell table:formula="of:=[.A386]-[.A38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1679E+018" calcext:value-type="float">
            <text:p>1.52207932811679E+018</text:p>
          </table:table-cell>
          <table:table-cell table:formula="of:=[.A387]-[.A38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1779E+018" calcext:value-type="float">
            <text:p>1.52207932811779E+018</text:p>
          </table:table-cell>
          <table:table-cell table:formula="of:=[.A388]-[.A3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1879E+018" calcext:value-type="float">
            <text:p>1.52207932811879E+018</text:p>
          </table:table-cell>
          <table:table-cell table:formula="of:=[.A389]-[.A39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1979E+018" calcext:value-type="float">
            <text:p>1.52207932811979E+018</text:p>
          </table:table-cell>
          <table:table-cell table:formula="of:=[.A390]-[.A39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079E+018" calcext:value-type="float">
            <text:p>1.52207932812079E+018</text:p>
          </table:table-cell>
          <table:table-cell table:formula="of:=[.A391]-[.A3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179E+018" calcext:value-type="float">
            <text:p>1.52207932812179E+018</text:p>
          </table:table-cell>
          <table:table-cell table:formula="of:=[.A392]-[.A39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279E+018" calcext:value-type="float">
            <text:p>1.52207932812279E+018</text:p>
          </table:table-cell>
          <table:table-cell table:formula="of:=[.A393]-[.A3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379E+018" calcext:value-type="float">
            <text:p>1.52207932812379E+018</text:p>
          </table:table-cell>
          <table:table-cell table:formula="of:=[.A394]-[.A39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2479E+018" calcext:value-type="float">
            <text:p>1.52207932812479E+018</text:p>
          </table:table-cell>
          <table:table-cell table:formula="of:=[.A395]-[.A3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579E+018" calcext:value-type="float">
            <text:p>1.52207932812579E+018</text:p>
          </table:table-cell>
          <table:table-cell table:formula="of:=[.A396]-[.A39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679E+018" calcext:value-type="float">
            <text:p>1.52207932812679E+018</text:p>
          </table:table-cell>
          <table:table-cell table:formula="of:=[.A397]-[.A39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779E+018" calcext:value-type="float">
            <text:p>1.52207932812779E+018</text:p>
          </table:table-cell>
          <table:table-cell table:formula="of:=[.A398]-[.A3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2879E+018" calcext:value-type="float">
            <text:p>1.52207932812879E+018</text:p>
          </table:table-cell>
          <table:table-cell table:formula="of:=[.A399]-[.A4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2979E+018" calcext:value-type="float">
            <text:p>1.52207932812979E+018</text:p>
          </table:table-cell>
          <table:table-cell table:formula="of:=[.A400]-[.A40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3079E+018" calcext:value-type="float">
            <text:p>1.52207932813079E+018</text:p>
          </table:table-cell>
          <table:table-cell table:formula="of:=[.A401]-[.A4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3179E+018" calcext:value-type="float">
            <text:p>1.52207932813179E+018</text:p>
          </table:table-cell>
          <table:table-cell table:formula="of:=[.A402]-[.A403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3279E+018" calcext:value-type="float">
            <text:p>1.52207932813279E+018</text:p>
          </table:table-cell>
          <table:table-cell table:formula="of:=[.A403]-[.A40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3379E+018" calcext:value-type="float">
            <text:p>1.52207932813379E+018</text:p>
          </table:table-cell>
          <table:table-cell table:formula="of:=[.A404]-[.A40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3479E+018" calcext:value-type="float">
            <text:p>1.52207932813479E+018</text:p>
          </table:table-cell>
          <table:table-cell table:formula="of:=[.A405]-[.A40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3579E+018" calcext:value-type="float">
            <text:p>1.52207932813579E+018</text:p>
          </table:table-cell>
          <table:table-cell table:formula="of:=[.A406]-[.A4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3679E+018" calcext:value-type="float">
            <text:p>1.52207932813679E+018</text:p>
          </table:table-cell>
          <table:table-cell table:formula="of:=[.A407]-[.A40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3779E+018" calcext:value-type="float">
            <text:p>1.52207932813779E+018</text:p>
          </table:table-cell>
          <table:table-cell table:formula="of:=[.A408]-[.A4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3879E+018" calcext:value-type="float">
            <text:p>1.52207932813879E+018</text:p>
          </table:table-cell>
          <table:table-cell table:formula="of:=[.A409]-[.A41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3979E+018" calcext:value-type="float">
            <text:p>1.52207932813979E+018</text:p>
          </table:table-cell>
          <table:table-cell table:formula="of:=[.A410]-[.A4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079E+018" calcext:value-type="float">
            <text:p>1.52207932814079E+018</text:p>
          </table:table-cell>
          <table:table-cell table:formula="of:=[.A411]-[.A412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4179E+018" calcext:value-type="float">
            <text:p>1.52207932814179E+018</text:p>
          </table:table-cell>
          <table:table-cell table:formula="of:=[.A412]-[.A4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4279E+018" calcext:value-type="float">
            <text:p>1.52207932814279E+018</text:p>
          </table:table-cell>
          <table:table-cell table:formula="of:=[.A413]-[.A41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379E+018" calcext:value-type="float">
            <text:p>1.52207932814379E+018</text:p>
          </table:table-cell>
          <table:table-cell table:formula="of:=[.A414]-[.A41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4479E+018" calcext:value-type="float">
            <text:p>1.52207932814479E+018</text:p>
          </table:table-cell>
          <table:table-cell table:formula="of:=[.A415]-[.A41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579E+018" calcext:value-type="float">
            <text:p>1.52207932814579E+018</text:p>
          </table:table-cell>
          <table:table-cell table:formula="of:=[.A416]-[.A4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679E+018" calcext:value-type="float">
            <text:p>1.52207932814679E+018</text:p>
          </table:table-cell>
          <table:table-cell table:formula="of:=[.A417]-[.A41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779E+018" calcext:value-type="float">
            <text:p>1.52207932814779E+018</text:p>
          </table:table-cell>
          <table:table-cell table:formula="of:=[.A418]-[.A41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4879E+018" calcext:value-type="float">
            <text:p>1.52207932814879E+018</text:p>
          </table:table-cell>
          <table:table-cell table:formula="of:=[.A419]-[.A42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4979E+018" calcext:value-type="float">
            <text:p>1.52207932814979E+018</text:p>
          </table:table-cell>
          <table:table-cell table:formula="of:=[.A420]-[.A42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5079E+018" calcext:value-type="float">
            <text:p>1.52207932815079E+018</text:p>
          </table:table-cell>
          <table:table-cell table:formula="of:=[.A421]-[.A42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5179E+018" calcext:value-type="float">
            <text:p>1.52207932815179E+018</text:p>
          </table:table-cell>
          <table:table-cell table:formula="of:=[.A422]-[.A4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5279E+018" calcext:value-type="float">
            <text:p>1.52207932815279E+018</text:p>
          </table:table-cell>
          <table:table-cell table:formula="of:=[.A423]-[.A42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5379E+018" calcext:value-type="float">
            <text:p>1.52207932815379E+018</text:p>
          </table:table-cell>
          <table:table-cell table:formula="of:=[.A424]-[.A42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5479E+018" calcext:value-type="float">
            <text:p>1.52207932815479E+018</text:p>
          </table:table-cell>
          <table:table-cell table:formula="of:=[.A425]-[.A42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5579E+018" calcext:value-type="float">
            <text:p>1.52207932815579E+018</text:p>
          </table:table-cell>
          <table:table-cell table:formula="of:=[.A426]-[.A4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5679E+018" calcext:value-type="float">
            <text:p>1.52207932815679E+018</text:p>
          </table:table-cell>
          <table:table-cell table:formula="of:=[.A427]-[.A42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5779E+018" calcext:value-type="float">
            <text:p>1.52207932815779E+018</text:p>
          </table:table-cell>
          <table:table-cell table:formula="of:=[.A428]-[.A4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5879E+018" calcext:value-type="float">
            <text:p>1.52207932815879E+018</text:p>
          </table:table-cell>
          <table:table-cell table:formula="of:=[.A429]-[.A43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5979E+018" calcext:value-type="float">
            <text:p>1.52207932815979E+018</text:p>
          </table:table-cell>
          <table:table-cell table:formula="of:=[.A430]-[.A43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079E+018" calcext:value-type="float">
            <text:p>1.52207932816079E+018</text:p>
          </table:table-cell>
          <table:table-cell table:formula="of:=[.A431]-[.A432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6179E+018" calcext:value-type="float">
            <text:p>1.52207932816179E+018</text:p>
          </table:table-cell>
          <table:table-cell table:formula="of:=[.A432]-[.A4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6279E+018" calcext:value-type="float">
            <text:p>1.52207932816279E+018</text:p>
          </table:table-cell>
          <table:table-cell table:formula="of:=[.A433]-[.A4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379E+018" calcext:value-type="float">
            <text:p>1.52207932816379E+018</text:p>
          </table:table-cell>
          <table:table-cell table:formula="of:=[.A434]-[.A43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6479E+018" calcext:value-type="float">
            <text:p>1.52207932816479E+018</text:p>
          </table:table-cell>
          <table:table-cell table:formula="of:=[.A435]-[.A4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579E+018" calcext:value-type="float">
            <text:p>1.52207932816579E+018</text:p>
          </table:table-cell>
          <table:table-cell table:formula="of:=[.A436]-[.A43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679E+018" calcext:value-type="float">
            <text:p>1.52207932816679E+018</text:p>
          </table:table-cell>
          <table:table-cell table:formula="of:=[.A437]-[.A43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779E+018" calcext:value-type="float">
            <text:p>1.52207932816779E+018</text:p>
          </table:table-cell>
          <table:table-cell table:formula="of:=[.A438]-[.A43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6879E+018" calcext:value-type="float">
            <text:p>1.52207932816879E+018</text:p>
          </table:table-cell>
          <table:table-cell table:formula="of:=[.A439]-[.A4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6979E+018" calcext:value-type="float">
            <text:p>1.52207932816979E+018</text:p>
          </table:table-cell>
          <table:table-cell table:formula="of:=[.A440]-[.A4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7079E+018" calcext:value-type="float">
            <text:p>1.52207932817079E+018</text:p>
          </table:table-cell>
          <table:table-cell table:formula="of:=[.A441]-[.A44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7179E+018" calcext:value-type="float">
            <text:p>1.52207932817179E+018</text:p>
          </table:table-cell>
          <table:table-cell table:formula="of:=[.A442]-[.A4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7279E+018" calcext:value-type="float">
            <text:p>1.52207932817279E+018</text:p>
          </table:table-cell>
          <table:table-cell table:formula="of:=[.A443]-[.A44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7379E+018" calcext:value-type="float">
            <text:p>1.52207932817379E+018</text:p>
          </table:table-cell>
          <table:table-cell table:formula="of:=[.A444]-[.A44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7479E+018" calcext:value-type="float">
            <text:p>1.52207932817479E+018</text:p>
          </table:table-cell>
          <table:table-cell table:formula="of:=[.A445]-[.A44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7579E+018" calcext:value-type="float">
            <text:p>1.52207932817579E+018</text:p>
          </table:table-cell>
          <table:table-cell table:formula="of:=[.A446]-[.A44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7679E+018" calcext:value-type="float">
            <text:p>1.52207932817679E+018</text:p>
          </table:table-cell>
          <table:table-cell table:formula="of:=[.A447]-[.A44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7779E+018" calcext:value-type="float">
            <text:p>1.52207932817779E+018</text:p>
          </table:table-cell>
          <table:table-cell table:formula="of:=[.A448]-[.A4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7879E+018" calcext:value-type="float">
            <text:p>1.52207932817879E+018</text:p>
          </table:table-cell>
          <table:table-cell table:formula="of:=[.A449]-[.A45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7979E+018" calcext:value-type="float">
            <text:p>1.52207932817979E+018</text:p>
          </table:table-cell>
          <table:table-cell table:formula="of:=[.A450]-[.A45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079E+018" calcext:value-type="float">
            <text:p>1.52207932818079E+018</text:p>
          </table:table-cell>
          <table:table-cell table:formula="of:=[.A451]-[.A452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8179E+018" calcext:value-type="float">
            <text:p>1.52207932818179E+018</text:p>
          </table:table-cell>
          <table:table-cell table:formula="of:=[.A452]-[.A45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8279E+018" calcext:value-type="float">
            <text:p>1.52207932818279E+018</text:p>
          </table:table-cell>
          <table:table-cell table:formula="of:=[.A453]-[.A45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379E+018" calcext:value-type="float">
            <text:p>1.52207932818379E+018</text:p>
          </table:table-cell>
          <table:table-cell table:formula="of:=[.A454]-[.A45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8479E+018" calcext:value-type="float">
            <text:p>1.52207932818479E+018</text:p>
          </table:table-cell>
          <table:table-cell table:formula="of:=[.A455]-[.A4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579E+018" calcext:value-type="float">
            <text:p>1.52207932818579E+018</text:p>
          </table:table-cell>
          <table:table-cell table:formula="of:=[.A456]-[.A45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68E+018" calcext:value-type="float">
            <text:p>1.5220793281868E+018</text:p>
          </table:table-cell>
          <table:table-cell table:formula="of:=[.A457]-[.A458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81878E+018" calcext:value-type="float">
            <text:p>1.5220793281878E+018</text:p>
          </table:table-cell>
          <table:table-cell table:formula="of:=[.A458]-[.A45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88E+018" calcext:value-type="float">
            <text:p>1.5220793281888E+018</text:p>
          </table:table-cell>
          <table:table-cell table:formula="of:=[.A459]-[.A4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8979E+018" calcext:value-type="float">
            <text:p>1.52207932818979E+018</text:p>
          </table:table-cell>
          <table:table-cell table:formula="of:=[.A460]-[.A461]" office:value-type="float" office:value="-989952" calcext:value-type="float">
            <text:p>-989952</text:p>
          </table:table-cell>
          <table:table-cell table:number-columns-repeated="3"/>
        </table:table-row>
        <table:table-row table:style-name="ro1">
          <table:table-cell office:value-type="float" office:value="1.5220793281908E+018" calcext:value-type="float">
            <text:p>1.5220793281908E+018</text:p>
          </table:table-cell>
          <table:table-cell table:formula="of:=[.A461]-[.A462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81918E+018" calcext:value-type="float">
            <text:p>1.5220793281918E+018</text:p>
          </table:table-cell>
          <table:table-cell table:formula="of:=[.A462]-[.A4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928E+018" calcext:value-type="float">
            <text:p>1.5220793281928E+018</text:p>
          </table:table-cell>
          <table:table-cell table:formula="of:=[.A463]-[.A4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938E+018" calcext:value-type="float">
            <text:p>1.5220793281938E+018</text:p>
          </table:table-cell>
          <table:table-cell table:formula="of:=[.A464]-[.A4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948E+018" calcext:value-type="float">
            <text:p>1.5220793281948E+018</text:p>
          </table:table-cell>
          <table:table-cell table:formula="of:=[.A465]-[.A4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958E+018" calcext:value-type="float">
            <text:p>1.5220793281958E+018</text:p>
          </table:table-cell>
          <table:table-cell table:formula="of:=[.A466]-[.A4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968E+018" calcext:value-type="float">
            <text:p>1.5220793281968E+018</text:p>
          </table:table-cell>
          <table:table-cell table:formula="of:=[.A467]-[.A46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1978E+018" calcext:value-type="float">
            <text:p>1.5220793281978E+018</text:p>
          </table:table-cell>
          <table:table-cell table:formula="of:=[.A468]-[.A46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1988E+018" calcext:value-type="float">
            <text:p>1.5220793281988E+018</text:p>
          </table:table-cell>
          <table:table-cell table:formula="of:=[.A469]-[.A47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1998E+018" calcext:value-type="float">
            <text:p>1.5220793281998E+018</text:p>
          </table:table-cell>
          <table:table-cell table:formula="of:=[.A470]-[.A47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008E+018" calcext:value-type="float">
            <text:p>1.5220793282008E+018</text:p>
          </table:table-cell>
          <table:table-cell table:formula="of:=[.A471]-[.A4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018E+018" calcext:value-type="float">
            <text:p>1.5220793282018E+018</text:p>
          </table:table-cell>
          <table:table-cell table:formula="of:=[.A472]-[.A4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028E+018" calcext:value-type="float">
            <text:p>1.5220793282028E+018</text:p>
          </table:table-cell>
          <table:table-cell table:formula="of:=[.A473]-[.A47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038E+018" calcext:value-type="float">
            <text:p>1.5220793282038E+018</text:p>
          </table:table-cell>
          <table:table-cell table:formula="of:=[.A474]-[.A47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048E+018" calcext:value-type="float">
            <text:p>1.5220793282048E+018</text:p>
          </table:table-cell>
          <table:table-cell table:formula="of:=[.A475]-[.A47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058E+018" calcext:value-type="float">
            <text:p>1.5220793282058E+018</text:p>
          </table:table-cell>
          <table:table-cell table:formula="of:=[.A476]-[.A47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068E+018" calcext:value-type="float">
            <text:p>1.5220793282068E+018</text:p>
          </table:table-cell>
          <table:table-cell table:formula="of:=[.A477]-[.A47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078E+018" calcext:value-type="float">
            <text:p>1.5220793282078E+018</text:p>
          </table:table-cell>
          <table:table-cell table:formula="of:=[.A478]-[.A4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088E+018" calcext:value-type="float">
            <text:p>1.5220793282088E+018</text:p>
          </table:table-cell>
          <table:table-cell table:formula="of:=[.A479]-[.A4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098E+018" calcext:value-type="float">
            <text:p>1.5220793282098E+018</text:p>
          </table:table-cell>
          <table:table-cell table:formula="of:=[.A480]-[.A4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08E+018" calcext:value-type="float">
            <text:p>1.5220793282108E+018</text:p>
          </table:table-cell>
          <table:table-cell table:formula="of:=[.A481]-[.A4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118E+018" calcext:value-type="float">
            <text:p>1.5220793282118E+018</text:p>
          </table:table-cell>
          <table:table-cell table:formula="of:=[.A482]-[.A4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28E+018" calcext:value-type="float">
            <text:p>1.5220793282128E+018</text:p>
          </table:table-cell>
          <table:table-cell table:formula="of:=[.A483]-[.A48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38E+018" calcext:value-type="float">
            <text:p>1.5220793282138E+018</text:p>
          </table:table-cell>
          <table:table-cell table:formula="of:=[.A484]-[.A4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48E+018" calcext:value-type="float">
            <text:p>1.5220793282148E+018</text:p>
          </table:table-cell>
          <table:table-cell table:formula="of:=[.A485]-[.A4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58E+018" calcext:value-type="float">
            <text:p>1.5220793282158E+018</text:p>
          </table:table-cell>
          <table:table-cell table:formula="of:=[.A486]-[.A48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168E+018" calcext:value-type="float">
            <text:p>1.5220793282168E+018</text:p>
          </table:table-cell>
          <table:table-cell table:formula="of:=[.A487]-[.A48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178E+018" calcext:value-type="float">
            <text:p>1.5220793282178E+018</text:p>
          </table:table-cell>
          <table:table-cell table:formula="of:=[.A488]-[.A48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188E+018" calcext:value-type="float">
            <text:p>1.5220793282188E+018</text:p>
          </table:table-cell>
          <table:table-cell table:formula="of:=[.A489]-[.A49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198E+018" calcext:value-type="float">
            <text:p>1.5220793282198E+018</text:p>
          </table:table-cell>
          <table:table-cell table:formula="of:=[.A490]-[.A49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208E+018" calcext:value-type="float">
            <text:p>1.5220793282208E+018</text:p>
          </table:table-cell>
          <table:table-cell table:formula="of:=[.A491]-[.A4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218E+018" calcext:value-type="float">
            <text:p>1.5220793282218E+018</text:p>
          </table:table-cell>
          <table:table-cell table:formula="of:=[.A492]-[.A4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228E+018" calcext:value-type="float">
            <text:p>1.5220793282228E+018</text:p>
          </table:table-cell>
          <table:table-cell table:formula="of:=[.A493]-[.A4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238E+018" calcext:value-type="float">
            <text:p>1.5220793282238E+018</text:p>
          </table:table-cell>
          <table:table-cell table:formula="of:=[.A494]-[.A49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248E+018" calcext:value-type="float">
            <text:p>1.5220793282248E+018</text:p>
          </table:table-cell>
          <table:table-cell table:formula="of:=[.A495]-[.A49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258E+018" calcext:value-type="float">
            <text:p>1.5220793282258E+018</text:p>
          </table:table-cell>
          <table:table-cell table:formula="of:=[.A496]-[.A49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268E+018" calcext:value-type="float">
            <text:p>1.5220793282268E+018</text:p>
          </table:table-cell>
          <table:table-cell table:formula="of:=[.A497]-[.A49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278E+018" calcext:value-type="float">
            <text:p>1.5220793282278E+018</text:p>
          </table:table-cell>
          <table:table-cell table:formula="of:=[.A498]-[.A49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288E+018" calcext:value-type="float">
            <text:p>1.5220793282288E+018</text:p>
          </table:table-cell>
          <table:table-cell table:formula="of:=[.A499]-[.A5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298E+018" calcext:value-type="float">
            <text:p>1.5220793282298E+018</text:p>
          </table:table-cell>
          <table:table-cell table:formula="of:=[.A500]-[.A50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08E+018" calcext:value-type="float">
            <text:p>1.5220793282308E+018</text:p>
          </table:table-cell>
          <table:table-cell table:formula="of:=[.A501]-[.A5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318E+018" calcext:value-type="float">
            <text:p>1.5220793282318E+018</text:p>
          </table:table-cell>
          <table:table-cell table:formula="of:=[.A502]-[.A50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28E+018" calcext:value-type="float">
            <text:p>1.5220793282328E+018</text:p>
          </table:table-cell>
          <table:table-cell table:formula="of:=[.A503]-[.A5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38E+018" calcext:value-type="float">
            <text:p>1.5220793282338E+018</text:p>
          </table:table-cell>
          <table:table-cell table:formula="of:=[.A504]-[.A50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48E+018" calcext:value-type="float">
            <text:p>1.5220793282348E+018</text:p>
          </table:table-cell>
          <table:table-cell table:formula="of:=[.A505]-[.A5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58E+018" calcext:value-type="float">
            <text:p>1.5220793282358E+018</text:p>
          </table:table-cell>
          <table:table-cell table:formula="of:=[.A506]-[.A50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368E+018" calcext:value-type="float">
            <text:p>1.5220793282368E+018</text:p>
          </table:table-cell>
          <table:table-cell table:formula="of:=[.A507]-[.A50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378E+018" calcext:value-type="float">
            <text:p>1.5220793282378E+018</text:p>
          </table:table-cell>
          <table:table-cell table:formula="of:=[.A508]-[.A50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388E+018" calcext:value-type="float">
            <text:p>1.5220793282388E+018</text:p>
          </table:table-cell>
          <table:table-cell table:formula="of:=[.A509]-[.A51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398E+018" calcext:value-type="float">
            <text:p>1.5220793282398E+018</text:p>
          </table:table-cell>
          <table:table-cell table:formula="of:=[.A510]-[.A51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408E+018" calcext:value-type="float">
            <text:p>1.5220793282408E+018</text:p>
          </table:table-cell>
          <table:table-cell table:formula="of:=[.A511]-[.A51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418E+018" calcext:value-type="float">
            <text:p>1.5220793282418E+018</text:p>
          </table:table-cell>
          <table:table-cell table:formula="of:=[.A512]-[.A5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428E+018" calcext:value-type="float">
            <text:p>1.5220793282428E+018</text:p>
          </table:table-cell>
          <table:table-cell table:formula="of:=[.A513]-[.A51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438E+018" calcext:value-type="float">
            <text:p>1.5220793282438E+018</text:p>
          </table:table-cell>
          <table:table-cell table:formula="of:=[.A514]-[.A51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448E+018" calcext:value-type="float">
            <text:p>1.5220793282448E+018</text:p>
          </table:table-cell>
          <table:table-cell table:formula="of:=[.A515]-[.A51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458E+018" calcext:value-type="float">
            <text:p>1.5220793282458E+018</text:p>
          </table:table-cell>
          <table:table-cell table:formula="of:=[.A516]-[.A5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468E+018" calcext:value-type="float">
            <text:p>1.5220793282468E+018</text:p>
          </table:table-cell>
          <table:table-cell table:formula="of:=[.A517]-[.A51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478E+018" calcext:value-type="float">
            <text:p>1.5220793282478E+018</text:p>
          </table:table-cell>
          <table:table-cell table:formula="of:=[.A518]-[.A51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488E+018" calcext:value-type="float">
            <text:p>1.5220793282488E+018</text:p>
          </table:table-cell>
          <table:table-cell table:formula="of:=[.A519]-[.A52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498E+018" calcext:value-type="float">
            <text:p>1.5220793282498E+018</text:p>
          </table:table-cell>
          <table:table-cell table:formula="of:=[.A520]-[.A52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08E+018" calcext:value-type="float">
            <text:p>1.5220793282508E+018</text:p>
          </table:table-cell>
          <table:table-cell table:formula="of:=[.A521]-[.A5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518E+018" calcext:value-type="float">
            <text:p>1.5220793282518E+018</text:p>
          </table:table-cell>
          <table:table-cell table:formula="of:=[.A522]-[.A5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28E+018" calcext:value-type="float">
            <text:p>1.5220793282528E+018</text:p>
          </table:table-cell>
          <table:table-cell table:formula="of:=[.A523]-[.A5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38E+018" calcext:value-type="float">
            <text:p>1.5220793282538E+018</text:p>
          </table:table-cell>
          <table:table-cell table:formula="of:=[.A524]-[.A5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48E+018" calcext:value-type="float">
            <text:p>1.5220793282548E+018</text:p>
          </table:table-cell>
          <table:table-cell table:formula="of:=[.A525]-[.A5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58E+018" calcext:value-type="float">
            <text:p>1.5220793282558E+018</text:p>
          </table:table-cell>
          <table:table-cell table:formula="of:=[.A526]-[.A52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568E+018" calcext:value-type="float">
            <text:p>1.5220793282568E+018</text:p>
          </table:table-cell>
          <table:table-cell table:formula="of:=[.A527]-[.A52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578E+018" calcext:value-type="float">
            <text:p>1.5220793282578E+018</text:p>
          </table:table-cell>
          <table:table-cell table:formula="of:=[.A528]-[.A52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588E+018" calcext:value-type="float">
            <text:p>1.5220793282588E+018</text:p>
          </table:table-cell>
          <table:table-cell table:formula="of:=[.A529]-[.A53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598E+018" calcext:value-type="float">
            <text:p>1.5220793282598E+018</text:p>
          </table:table-cell>
          <table:table-cell table:formula="of:=[.A530]-[.A53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608E+018" calcext:value-type="float">
            <text:p>1.5220793282608E+018</text:p>
          </table:table-cell>
          <table:table-cell table:formula="of:=[.A531]-[.A5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618E+018" calcext:value-type="float">
            <text:p>1.5220793282618E+018</text:p>
          </table:table-cell>
          <table:table-cell table:formula="of:=[.A532]-[.A5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628E+018" calcext:value-type="float">
            <text:p>1.5220793282628E+018</text:p>
          </table:table-cell>
          <table:table-cell table:formula="of:=[.A533]-[.A5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638E+018" calcext:value-type="float">
            <text:p>1.5220793282638E+018</text:p>
          </table:table-cell>
          <table:table-cell table:formula="of:=[.A534]-[.A53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648E+018" calcext:value-type="float">
            <text:p>1.5220793282648E+018</text:p>
          </table:table-cell>
          <table:table-cell table:formula="of:=[.A535]-[.A53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658E+018" calcext:value-type="float">
            <text:p>1.5220793282658E+018</text:p>
          </table:table-cell>
          <table:table-cell table:formula="of:=[.A536]-[.A53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668E+018" calcext:value-type="float">
            <text:p>1.5220793282668E+018</text:p>
          </table:table-cell>
          <table:table-cell table:formula="of:=[.A537]-[.A53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678E+018" calcext:value-type="float">
            <text:p>1.5220793282678E+018</text:p>
          </table:table-cell>
          <table:table-cell table:formula="of:=[.A538]-[.A53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6881E+018" calcext:value-type="float">
            <text:p>1.52207932826881E+018</text:p>
          </table:table-cell>
          <table:table-cell table:formula="of:=[.A539]-[.A540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26981E+018" calcext:value-type="float">
            <text:p>1.52207932826981E+018</text:p>
          </table:table-cell>
          <table:table-cell table:formula="of:=[.A540]-[.A5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7081E+018" calcext:value-type="float">
            <text:p>1.52207932827081E+018</text:p>
          </table:table-cell>
          <table:table-cell table:formula="of:=[.A541]-[.A5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7181E+018" calcext:value-type="float">
            <text:p>1.52207932827181E+018</text:p>
          </table:table-cell>
          <table:table-cell table:formula="of:=[.A542]-[.A543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7281E+018" calcext:value-type="float">
            <text:p>1.52207932827281E+018</text:p>
          </table:table-cell>
          <table:table-cell table:formula="of:=[.A543]-[.A54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7381E+018" calcext:value-type="float">
            <text:p>1.52207932827381E+018</text:p>
          </table:table-cell>
          <table:table-cell table:formula="of:=[.A544]-[.A54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7481E+018" calcext:value-type="float">
            <text:p>1.52207932827481E+018</text:p>
          </table:table-cell>
          <table:table-cell table:formula="of:=[.A545]-[.A54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7581E+018" calcext:value-type="float">
            <text:p>1.52207932827581E+018</text:p>
          </table:table-cell>
          <table:table-cell table:formula="of:=[.A546]-[.A54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7681E+018" calcext:value-type="float">
            <text:p>1.52207932827681E+018</text:p>
          </table:table-cell>
          <table:table-cell table:formula="of:=[.A547]-[.A54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7781E+018" calcext:value-type="float">
            <text:p>1.52207932827781E+018</text:p>
          </table:table-cell>
          <table:table-cell table:formula="of:=[.A548]-[.A5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7881E+018" calcext:value-type="float">
            <text:p>1.52207932827881E+018</text:p>
          </table:table-cell>
          <table:table-cell table:formula="of:=[.A549]-[.A55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7981E+018" calcext:value-type="float">
            <text:p>1.52207932827981E+018</text:p>
          </table:table-cell>
          <table:table-cell table:formula="of:=[.A550]-[.A55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081E+018" calcext:value-type="float">
            <text:p>1.52207932828081E+018</text:p>
          </table:table-cell>
          <table:table-cell table:formula="of:=[.A551]-[.A5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181E+018" calcext:value-type="float">
            <text:p>1.52207932828181E+018</text:p>
          </table:table-cell>
          <table:table-cell table:formula="of:=[.A552]-[.A55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281E+018" calcext:value-type="float">
            <text:p>1.52207932828281E+018</text:p>
          </table:table-cell>
          <table:table-cell table:formula="of:=[.A553]-[.A55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8381E+018" calcext:value-type="float">
            <text:p>1.52207932828381E+018</text:p>
          </table:table-cell>
          <table:table-cell table:formula="of:=[.A554]-[.A5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481E+018" calcext:value-type="float">
            <text:p>1.52207932828481E+018</text:p>
          </table:table-cell>
          <table:table-cell table:formula="of:=[.A555]-[.A5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581E+018" calcext:value-type="float">
            <text:p>1.52207932828581E+018</text:p>
          </table:table-cell>
          <table:table-cell table:formula="of:=[.A556]-[.A55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8681E+018" calcext:value-type="float">
            <text:p>1.52207932828681E+018</text:p>
          </table:table-cell>
          <table:table-cell table:formula="of:=[.A557]-[.A55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8781E+018" calcext:value-type="float">
            <text:p>1.52207932828781E+018</text:p>
          </table:table-cell>
          <table:table-cell table:formula="of:=[.A558]-[.A55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8881E+018" calcext:value-type="float">
            <text:p>1.52207932828881E+018</text:p>
          </table:table-cell>
          <table:table-cell table:formula="of:=[.A559]-[.A5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8981E+018" calcext:value-type="float">
            <text:p>1.52207932828981E+018</text:p>
          </table:table-cell>
          <table:table-cell table:formula="of:=[.A560]-[.A56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9081E+018" calcext:value-type="float">
            <text:p>1.52207932829081E+018</text:p>
          </table:table-cell>
          <table:table-cell table:formula="of:=[.A561]-[.A5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9181E+018" calcext:value-type="float">
            <text:p>1.52207932829181E+018</text:p>
          </table:table-cell>
          <table:table-cell table:formula="of:=[.A562]-[.A563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9281E+018" calcext:value-type="float">
            <text:p>1.52207932829281E+018</text:p>
          </table:table-cell>
          <table:table-cell table:formula="of:=[.A563]-[.A56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9381E+018" calcext:value-type="float">
            <text:p>1.52207932829381E+018</text:p>
          </table:table-cell>
          <table:table-cell table:formula="of:=[.A564]-[.A56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9481E+018" calcext:value-type="float">
            <text:p>1.52207932829481E+018</text:p>
          </table:table-cell>
          <table:table-cell table:formula="of:=[.A565]-[.A56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29581E+018" calcext:value-type="float">
            <text:p>1.52207932829581E+018</text:p>
          </table:table-cell>
          <table:table-cell table:formula="of:=[.A566]-[.A5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9681E+018" calcext:value-type="float">
            <text:p>1.52207932829681E+018</text:p>
          </table:table-cell>
          <table:table-cell table:formula="of:=[.A567]-[.A56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9781E+018" calcext:value-type="float">
            <text:p>1.52207932829781E+018</text:p>
          </table:table-cell>
          <table:table-cell table:formula="of:=[.A568]-[.A5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29881E+018" calcext:value-type="float">
            <text:p>1.52207932829881E+018</text:p>
          </table:table-cell>
          <table:table-cell table:formula="of:=[.A569]-[.A57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29981E+018" calcext:value-type="float">
            <text:p>1.52207932829981E+018</text:p>
          </table:table-cell>
          <table:table-cell table:formula="of:=[.A570]-[.A57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081E+018" calcext:value-type="float">
            <text:p>1.52207932830081E+018</text:p>
          </table:table-cell>
          <table:table-cell table:formula="of:=[.A571]-[.A5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181E+018" calcext:value-type="float">
            <text:p>1.52207932830181E+018</text:p>
          </table:table-cell>
          <table:table-cell table:formula="of:=[.A572]-[.A57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281E+018" calcext:value-type="float">
            <text:p>1.52207932830281E+018</text:p>
          </table:table-cell>
          <table:table-cell table:formula="of:=[.A573]-[.A57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0381E+018" calcext:value-type="float">
            <text:p>1.52207932830381E+018</text:p>
          </table:table-cell>
          <table:table-cell table:formula="of:=[.A574]-[.A57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481E+018" calcext:value-type="float">
            <text:p>1.52207932830481E+018</text:p>
          </table:table-cell>
          <table:table-cell table:formula="of:=[.A575]-[.A57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581E+018" calcext:value-type="float">
            <text:p>1.52207932830581E+018</text:p>
          </table:table-cell>
          <table:table-cell table:formula="of:=[.A576]-[.A57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0681E+018" calcext:value-type="float">
            <text:p>1.52207932830681E+018</text:p>
          </table:table-cell>
          <table:table-cell table:formula="of:=[.A577]-[.A57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0781E+018" calcext:value-type="float">
            <text:p>1.52207932830781E+018</text:p>
          </table:table-cell>
          <table:table-cell table:formula="of:=[.A578]-[.A57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0881E+018" calcext:value-type="float">
            <text:p>1.52207932830881E+018</text:p>
          </table:table-cell>
          <table:table-cell table:formula="of:=[.A579]-[.A5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0981E+018" calcext:value-type="float">
            <text:p>1.52207932830981E+018</text:p>
          </table:table-cell>
          <table:table-cell table:formula="of:=[.A580]-[.A5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1081E+018" calcext:value-type="float">
            <text:p>1.52207932831081E+018</text:p>
          </table:table-cell>
          <table:table-cell table:formula="of:=[.A581]-[.A5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1181E+018" calcext:value-type="float">
            <text:p>1.52207932831181E+018</text:p>
          </table:table-cell>
          <table:table-cell table:formula="of:=[.A582]-[.A5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1281E+018" calcext:value-type="float">
            <text:p>1.52207932831281E+018</text:p>
          </table:table-cell>
          <table:table-cell table:formula="of:=[.A583]-[.A58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1381E+018" calcext:value-type="float">
            <text:p>1.52207932831381E+018</text:p>
          </table:table-cell>
          <table:table-cell table:formula="of:=[.A584]-[.A58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1481E+018" calcext:value-type="float">
            <text:p>1.52207932831481E+018</text:p>
          </table:table-cell>
          <table:table-cell table:formula="of:=[.A585]-[.A58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1581E+018" calcext:value-type="float">
            <text:p>1.52207932831581E+018</text:p>
          </table:table-cell>
          <table:table-cell table:formula="of:=[.A586]-[.A58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1681E+018" calcext:value-type="float">
            <text:p>1.52207932831681E+018</text:p>
          </table:table-cell>
          <table:table-cell table:formula="of:=[.A587]-[.A58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1781E+018" calcext:value-type="float">
            <text:p>1.52207932831781E+018</text:p>
          </table:table-cell>
          <table:table-cell table:formula="of:=[.A588]-[.A5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1881E+018" calcext:value-type="float">
            <text:p>1.52207932831881E+018</text:p>
          </table:table-cell>
          <table:table-cell table:formula="of:=[.A589]-[.A59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1981E+018" calcext:value-type="float">
            <text:p>1.52207932831981E+018</text:p>
          </table:table-cell>
          <table:table-cell table:formula="of:=[.A590]-[.A59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081E+018" calcext:value-type="float">
            <text:p>1.52207932832081E+018</text:p>
          </table:table-cell>
          <table:table-cell table:formula="of:=[.A591]-[.A5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181E+018" calcext:value-type="float">
            <text:p>1.52207932832181E+018</text:p>
          </table:table-cell>
          <table:table-cell table:formula="of:=[.A592]-[.A59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281E+018" calcext:value-type="float">
            <text:p>1.52207932832281E+018</text:p>
          </table:table-cell>
          <table:table-cell table:formula="of:=[.A593]-[.A59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2381E+018" calcext:value-type="float">
            <text:p>1.52207932832381E+018</text:p>
          </table:table-cell>
          <table:table-cell table:formula="of:=[.A594]-[.A59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481E+018" calcext:value-type="float">
            <text:p>1.52207932832481E+018</text:p>
          </table:table-cell>
          <table:table-cell table:formula="of:=[.A595]-[.A5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581E+018" calcext:value-type="float">
            <text:p>1.52207932832581E+018</text:p>
          </table:table-cell>
          <table:table-cell table:formula="of:=[.A596]-[.A59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2681E+018" calcext:value-type="float">
            <text:p>1.52207932832681E+018</text:p>
          </table:table-cell>
          <table:table-cell table:formula="of:=[.A597]-[.A59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2781E+018" calcext:value-type="float">
            <text:p>1.52207932832781E+018</text:p>
          </table:table-cell>
          <table:table-cell table:formula="of:=[.A598]-[.A5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2881E+018" calcext:value-type="float">
            <text:p>1.52207932832881E+018</text:p>
          </table:table-cell>
          <table:table-cell table:formula="of:=[.A599]-[.A6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2981E+018" calcext:value-type="float">
            <text:p>1.52207932832981E+018</text:p>
          </table:table-cell>
          <table:table-cell table:formula="of:=[.A600]-[.A60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3081E+018" calcext:value-type="float">
            <text:p>1.52207932833081E+018</text:p>
          </table:table-cell>
          <table:table-cell table:formula="of:=[.A601]-[.A60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3181E+018" calcext:value-type="float">
            <text:p>1.52207932833181E+018</text:p>
          </table:table-cell>
          <table:table-cell table:formula="of:=[.A602]-[.A60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3281E+018" calcext:value-type="float">
            <text:p>1.52207932833281E+018</text:p>
          </table:table-cell>
          <table:table-cell table:formula="of:=[.A603]-[.A6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3381E+018" calcext:value-type="float">
            <text:p>1.52207932833381E+018</text:p>
          </table:table-cell>
          <table:table-cell table:formula="of:=[.A604]-[.A60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3481E+018" calcext:value-type="float">
            <text:p>1.52207932833481E+018</text:p>
          </table:table-cell>
          <table:table-cell table:formula="of:=[.A605]-[.A606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3581E+018" calcext:value-type="float">
            <text:p>1.52207932833581E+018</text:p>
          </table:table-cell>
          <table:table-cell table:formula="of:=[.A606]-[.A6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3681E+018" calcext:value-type="float">
            <text:p>1.52207932833681E+018</text:p>
          </table:table-cell>
          <table:table-cell table:formula="of:=[.A607]-[.A60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3781E+018" calcext:value-type="float">
            <text:p>1.52207932833781E+018</text:p>
          </table:table-cell>
          <table:table-cell table:formula="of:=[.A608]-[.A6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3881E+018" calcext:value-type="float">
            <text:p>1.52207932833881E+018</text:p>
          </table:table-cell>
          <table:table-cell table:formula="of:=[.A609]-[.A61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3981E+018" calcext:value-type="float">
            <text:p>1.52207932833981E+018</text:p>
          </table:table-cell>
          <table:table-cell table:formula="of:=[.A610]-[.A6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4081E+018" calcext:value-type="float">
            <text:p>1.52207932834081E+018</text:p>
          </table:table-cell>
          <table:table-cell table:formula="of:=[.A611]-[.A612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4181E+018" calcext:value-type="float">
            <text:p>1.52207932834181E+018</text:p>
          </table:table-cell>
          <table:table-cell table:formula="of:=[.A612]-[.A6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4281E+018" calcext:value-type="float">
            <text:p>1.52207932834281E+018</text:p>
          </table:table-cell>
          <table:table-cell table:formula="of:=[.A613]-[.A61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4381E+018" calcext:value-type="float">
            <text:p>1.52207932834381E+018</text:p>
          </table:table-cell>
          <table:table-cell table:formula="of:=[.A614]-[.A6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4481E+018" calcext:value-type="float">
            <text:p>1.52207932834481E+018</text:p>
          </table:table-cell>
          <table:table-cell table:formula="of:=[.A615]-[.A61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4581E+018" calcext:value-type="float">
            <text:p>1.52207932834581E+018</text:p>
          </table:table-cell>
          <table:table-cell table:formula="of:=[.A616]-[.A61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4682E+018" calcext:value-type="float">
            <text:p>1.52207932834682E+018</text:p>
          </table:table-cell>
          <table:table-cell table:formula="of:=[.A617]-[.A618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834781E+018" calcext:value-type="float">
            <text:p>1.52207932834781E+018</text:p>
          </table:table-cell>
          <table:table-cell table:formula="of:=[.A618]-[.A619]" office:value-type="float" office:value="-989952" calcext:value-type="float">
            <text:p>-989952</text:p>
          </table:table-cell>
          <table:table-cell table:number-columns-repeated="3"/>
        </table:table-row>
        <table:table-row table:style-name="ro1">
          <table:table-cell office:value-type="float" office:value="1.52207932834882E+018" calcext:value-type="float">
            <text:p>1.52207932834882E+018</text:p>
          </table:table-cell>
          <table:table-cell table:formula="of:=[.A619]-[.A620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34982E+018" calcext:value-type="float">
            <text:p>1.52207932834982E+018</text:p>
          </table:table-cell>
          <table:table-cell table:formula="of:=[.A620]-[.A62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082E+018" calcext:value-type="float">
            <text:p>1.52207932835082E+018</text:p>
          </table:table-cell>
          <table:table-cell table:formula="of:=[.A621]-[.A6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5182E+018" calcext:value-type="float">
            <text:p>1.52207932835182E+018</text:p>
          </table:table-cell>
          <table:table-cell table:formula="of:=[.A622]-[.A6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282E+018" calcext:value-type="float">
            <text:p>1.52207932835282E+018</text:p>
          </table:table-cell>
          <table:table-cell table:formula="of:=[.A623]-[.A6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382E+018" calcext:value-type="float">
            <text:p>1.52207932835382E+018</text:p>
          </table:table-cell>
          <table:table-cell table:formula="of:=[.A624]-[.A6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482E+018" calcext:value-type="float">
            <text:p>1.52207932835482E+018</text:p>
          </table:table-cell>
          <table:table-cell table:formula="of:=[.A625]-[.A6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582E+018" calcext:value-type="float">
            <text:p>1.52207932835582E+018</text:p>
          </table:table-cell>
          <table:table-cell table:formula="of:=[.A626]-[.A62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5682E+018" calcext:value-type="float">
            <text:p>1.52207932835682E+018</text:p>
          </table:table-cell>
          <table:table-cell table:formula="of:=[.A627]-[.A62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5782E+018" calcext:value-type="float">
            <text:p>1.52207932835782E+018</text:p>
          </table:table-cell>
          <table:table-cell table:formula="of:=[.A628]-[.A62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5882E+018" calcext:value-type="float">
            <text:p>1.52207932835882E+018</text:p>
          </table:table-cell>
          <table:table-cell table:formula="of:=[.A629]-[.A63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5982E+018" calcext:value-type="float">
            <text:p>1.52207932835982E+018</text:p>
          </table:table-cell>
          <table:table-cell table:formula="of:=[.A630]-[.A63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6082E+018" calcext:value-type="float">
            <text:p>1.52207932836082E+018</text:p>
          </table:table-cell>
          <table:table-cell table:formula="of:=[.A631]-[.A6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6182E+018" calcext:value-type="float">
            <text:p>1.52207932836182E+018</text:p>
          </table:table-cell>
          <table:table-cell table:formula="of:=[.A632]-[.A6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6282E+018" calcext:value-type="float">
            <text:p>1.52207932836282E+018</text:p>
          </table:table-cell>
          <table:table-cell table:formula="of:=[.A633]-[.A6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6382E+018" calcext:value-type="float">
            <text:p>1.52207932836382E+018</text:p>
          </table:table-cell>
          <table:table-cell table:formula="of:=[.A634]-[.A63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6482E+018" calcext:value-type="float">
            <text:p>1.52207932836482E+018</text:p>
          </table:table-cell>
          <table:table-cell table:formula="of:=[.A635]-[.A63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6582E+018" calcext:value-type="float">
            <text:p>1.52207932836582E+018</text:p>
          </table:table-cell>
          <table:table-cell table:formula="of:=[.A636]-[.A63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6682E+018" calcext:value-type="float">
            <text:p>1.52207932836682E+018</text:p>
          </table:table-cell>
          <table:table-cell table:formula="of:=[.A637]-[.A63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6782E+018" calcext:value-type="float">
            <text:p>1.52207932836782E+018</text:p>
          </table:table-cell>
          <table:table-cell table:formula="of:=[.A638]-[.A63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6882E+018" calcext:value-type="float">
            <text:p>1.52207932836882E+018</text:p>
          </table:table-cell>
          <table:table-cell table:formula="of:=[.A639]-[.A6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6982E+018" calcext:value-type="float">
            <text:p>1.52207932836982E+018</text:p>
          </table:table-cell>
          <table:table-cell table:formula="of:=[.A640]-[.A6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082E+018" calcext:value-type="float">
            <text:p>1.52207932837082E+018</text:p>
          </table:table-cell>
          <table:table-cell table:formula="of:=[.A641]-[.A6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7182E+018" calcext:value-type="float">
            <text:p>1.52207932837182E+018</text:p>
          </table:table-cell>
          <table:table-cell table:formula="of:=[.A642]-[.A6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282E+018" calcext:value-type="float">
            <text:p>1.52207932837282E+018</text:p>
          </table:table-cell>
          <table:table-cell table:formula="of:=[.A643]-[.A64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382E+018" calcext:value-type="float">
            <text:p>1.52207932837382E+018</text:p>
          </table:table-cell>
          <table:table-cell table:formula="of:=[.A644]-[.A6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482E+018" calcext:value-type="float">
            <text:p>1.52207932837482E+018</text:p>
          </table:table-cell>
          <table:table-cell table:formula="of:=[.A645]-[.A64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582E+018" calcext:value-type="float">
            <text:p>1.52207932837582E+018</text:p>
          </table:table-cell>
          <table:table-cell table:formula="of:=[.A646]-[.A64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7682E+018" calcext:value-type="float">
            <text:p>1.52207932837682E+018</text:p>
          </table:table-cell>
          <table:table-cell table:formula="of:=[.A647]-[.A64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7782E+018" calcext:value-type="float">
            <text:p>1.52207932837782E+018</text:p>
          </table:table-cell>
          <table:table-cell table:formula="of:=[.A648]-[.A64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7882E+018" calcext:value-type="float">
            <text:p>1.52207932837882E+018</text:p>
          </table:table-cell>
          <table:table-cell table:formula="of:=[.A649]-[.A65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7982E+018" calcext:value-type="float">
            <text:p>1.52207932837982E+018</text:p>
          </table:table-cell>
          <table:table-cell table:formula="of:=[.A650]-[.A65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8082E+018" calcext:value-type="float">
            <text:p>1.52207932838082E+018</text:p>
          </table:table-cell>
          <table:table-cell table:formula="of:=[.A651]-[.A6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8182E+018" calcext:value-type="float">
            <text:p>1.52207932838182E+018</text:p>
          </table:table-cell>
          <table:table-cell table:formula="of:=[.A652]-[.A65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8282E+018" calcext:value-type="float">
            <text:p>1.52207932838282E+018</text:p>
          </table:table-cell>
          <table:table-cell table:formula="of:=[.A653]-[.A65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8382E+018" calcext:value-type="float">
            <text:p>1.52207932838382E+018</text:p>
          </table:table-cell>
          <table:table-cell table:formula="of:=[.A654]-[.A65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8482E+018" calcext:value-type="float">
            <text:p>1.52207932838482E+018</text:p>
          </table:table-cell>
          <table:table-cell table:formula="of:=[.A655]-[.A65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8582E+018" calcext:value-type="float">
            <text:p>1.52207932838582E+018</text:p>
          </table:table-cell>
          <table:table-cell table:formula="of:=[.A656]-[.A65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8682E+018" calcext:value-type="float">
            <text:p>1.52207932838682E+018</text:p>
          </table:table-cell>
          <table:table-cell table:formula="of:=[.A657]-[.A65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8782E+018" calcext:value-type="float">
            <text:p>1.52207932838782E+018</text:p>
          </table:table-cell>
          <table:table-cell table:formula="of:=[.A658]-[.A65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8882E+018" calcext:value-type="float">
            <text:p>1.52207932838882E+018</text:p>
          </table:table-cell>
          <table:table-cell table:formula="of:=[.A659]-[.A6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8982E+018" calcext:value-type="float">
            <text:p>1.52207932838982E+018</text:p>
          </table:table-cell>
          <table:table-cell table:formula="of:=[.A660]-[.A66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082E+018" calcext:value-type="float">
            <text:p>1.52207932839082E+018</text:p>
          </table:table-cell>
          <table:table-cell table:formula="of:=[.A661]-[.A6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9182E+018" calcext:value-type="float">
            <text:p>1.52207932839182E+018</text:p>
          </table:table-cell>
          <table:table-cell table:formula="of:=[.A662]-[.A6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282E+018" calcext:value-type="float">
            <text:p>1.52207932839282E+018</text:p>
          </table:table-cell>
          <table:table-cell table:formula="of:=[.A663]-[.A6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382E+018" calcext:value-type="float">
            <text:p>1.52207932839382E+018</text:p>
          </table:table-cell>
          <table:table-cell table:formula="of:=[.A664]-[.A6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482E+018" calcext:value-type="float">
            <text:p>1.52207932839482E+018</text:p>
          </table:table-cell>
          <table:table-cell table:formula="of:=[.A665]-[.A6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582E+018" calcext:value-type="float">
            <text:p>1.52207932839582E+018</text:p>
          </table:table-cell>
          <table:table-cell table:formula="of:=[.A666]-[.A66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9682E+018" calcext:value-type="float">
            <text:p>1.52207932839682E+018</text:p>
          </table:table-cell>
          <table:table-cell table:formula="of:=[.A667]-[.A66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39782E+018" calcext:value-type="float">
            <text:p>1.52207932839782E+018</text:p>
          </table:table-cell>
          <table:table-cell table:formula="of:=[.A668]-[.A66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39882E+018" calcext:value-type="float">
            <text:p>1.52207932839882E+018</text:p>
          </table:table-cell>
          <table:table-cell table:formula="of:=[.A669]-[.A67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39982E+018" calcext:value-type="float">
            <text:p>1.52207932839982E+018</text:p>
          </table:table-cell>
          <table:table-cell table:formula="of:=[.A670]-[.A67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0082E+018" calcext:value-type="float">
            <text:p>1.52207932840082E+018</text:p>
          </table:table-cell>
          <table:table-cell table:formula="of:=[.A671]-[.A6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0182E+018" calcext:value-type="float">
            <text:p>1.52207932840182E+018</text:p>
          </table:table-cell>
          <table:table-cell table:formula="of:=[.A672]-[.A67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0282E+018" calcext:value-type="float">
            <text:p>1.52207932840282E+018</text:p>
          </table:table-cell>
          <table:table-cell table:formula="of:=[.A673]-[.A67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0382E+018" calcext:value-type="float">
            <text:p>1.52207932840382E+018</text:p>
          </table:table-cell>
          <table:table-cell table:formula="of:=[.A674]-[.A67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0482E+018" calcext:value-type="float">
            <text:p>1.52207932840482E+018</text:p>
          </table:table-cell>
          <table:table-cell table:formula="of:=[.A675]-[.A67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0582E+018" calcext:value-type="float">
            <text:p>1.52207932840582E+018</text:p>
          </table:table-cell>
          <table:table-cell table:formula="of:=[.A676]-[.A67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0682E+018" calcext:value-type="float">
            <text:p>1.52207932840682E+018</text:p>
          </table:table-cell>
          <table:table-cell table:formula="of:=[.A677]-[.A67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0782E+018" calcext:value-type="float">
            <text:p>1.52207932840782E+018</text:p>
          </table:table-cell>
          <table:table-cell table:formula="of:=[.A678]-[.A6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0882E+018" calcext:value-type="float">
            <text:p>1.52207932840882E+018</text:p>
          </table:table-cell>
          <table:table-cell table:formula="of:=[.A679]-[.A6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0982E+018" calcext:value-type="float">
            <text:p>1.52207932840982E+018</text:p>
          </table:table-cell>
          <table:table-cell table:formula="of:=[.A680]-[.A6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082E+018" calcext:value-type="float">
            <text:p>1.52207932841082E+018</text:p>
          </table:table-cell>
          <table:table-cell table:formula="of:=[.A681]-[.A6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1182E+018" calcext:value-type="float">
            <text:p>1.52207932841182E+018</text:p>
          </table:table-cell>
          <table:table-cell table:formula="of:=[.A682]-[.A6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282E+018" calcext:value-type="float">
            <text:p>1.52207932841282E+018</text:p>
          </table:table-cell>
          <table:table-cell table:formula="of:=[.A683]-[.A68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382E+018" calcext:value-type="float">
            <text:p>1.52207932841382E+018</text:p>
          </table:table-cell>
          <table:table-cell table:formula="of:=[.A684]-[.A6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482E+018" calcext:value-type="float">
            <text:p>1.52207932841482E+018</text:p>
          </table:table-cell>
          <table:table-cell table:formula="of:=[.A685]-[.A6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582E+018" calcext:value-type="float">
            <text:p>1.52207932841582E+018</text:p>
          </table:table-cell>
          <table:table-cell table:formula="of:=[.A686]-[.A68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1682E+018" calcext:value-type="float">
            <text:p>1.52207932841682E+018</text:p>
          </table:table-cell>
          <table:table-cell table:formula="of:=[.A687]-[.A68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1782E+018" calcext:value-type="float">
            <text:p>1.52207932841782E+018</text:p>
          </table:table-cell>
          <table:table-cell table:formula="of:=[.A688]-[.A689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1882E+018" calcext:value-type="float">
            <text:p>1.52207932841882E+018</text:p>
          </table:table-cell>
          <table:table-cell table:formula="of:=[.A689]-[.A69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1982E+018" calcext:value-type="float">
            <text:p>1.52207932841982E+018</text:p>
          </table:table-cell>
          <table:table-cell table:formula="of:=[.A690]-[.A69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2082E+018" calcext:value-type="float">
            <text:p>1.52207932842082E+018</text:p>
          </table:table-cell>
          <table:table-cell table:formula="of:=[.A691]-[.A6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2182E+018" calcext:value-type="float">
            <text:p>1.52207932842182E+018</text:p>
          </table:table-cell>
          <table:table-cell table:formula="of:=[.A692]-[.A6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2283E+018" calcext:value-type="float">
            <text:p>1.52207932842283E+018</text:p>
          </table:table-cell>
          <table:table-cell table:formula="of:=[.A693]-[.A694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42383E+018" calcext:value-type="float">
            <text:p>1.52207932842383E+018</text:p>
          </table:table-cell>
          <table:table-cell table:formula="of:=[.A694]-[.A69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2483E+018" calcext:value-type="float">
            <text:p>1.52207932842483E+018</text:p>
          </table:table-cell>
          <table:table-cell table:formula="of:=[.A695]-[.A6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2583E+018" calcext:value-type="float">
            <text:p>1.52207932842583E+018</text:p>
          </table:table-cell>
          <table:table-cell table:formula="of:=[.A696]-[.A69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2683E+018" calcext:value-type="float">
            <text:p>1.52207932842683E+018</text:p>
          </table:table-cell>
          <table:table-cell table:formula="of:=[.A697]-[.A69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2783E+018" calcext:value-type="float">
            <text:p>1.52207932842783E+018</text:p>
          </table:table-cell>
          <table:table-cell table:formula="of:=[.A698]-[.A6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2883E+018" calcext:value-type="float">
            <text:p>1.52207932842883E+018</text:p>
          </table:table-cell>
          <table:table-cell table:formula="of:=[.A699]-[.A70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2983E+018" calcext:value-type="float">
            <text:p>1.52207932842983E+018</text:p>
          </table:table-cell>
          <table:table-cell table:formula="of:=[.A700]-[.A70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3083E+018" calcext:value-type="float">
            <text:p>1.52207932843083E+018</text:p>
          </table:table-cell>
          <table:table-cell table:formula="of:=[.A701]-[.A7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3183E+018" calcext:value-type="float">
            <text:p>1.52207932843183E+018</text:p>
          </table:table-cell>
          <table:table-cell table:formula="of:=[.A702]-[.A70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283E+018" calcext:value-type="float">
            <text:p>1.52207932843283E+018</text:p>
          </table:table-cell>
          <table:table-cell table:formula="of:=[.A703]-[.A7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383E+018" calcext:value-type="float">
            <text:p>1.52207932843383E+018</text:p>
          </table:table-cell>
          <table:table-cell table:formula="of:=[.A704]-[.A70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3483E+018" calcext:value-type="float">
            <text:p>1.52207932843483E+018</text:p>
          </table:table-cell>
          <table:table-cell table:formula="of:=[.A705]-[.A7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583E+018" calcext:value-type="float">
            <text:p>1.52207932843583E+018</text:p>
          </table:table-cell>
          <table:table-cell table:formula="of:=[.A706]-[.A7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683E+018" calcext:value-type="float">
            <text:p>1.52207932843683E+018</text:p>
          </table:table-cell>
          <table:table-cell table:formula="of:=[.A707]-[.A70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783E+018" calcext:value-type="float">
            <text:p>1.52207932843783E+018</text:p>
          </table:table-cell>
          <table:table-cell table:formula="of:=[.A708]-[.A7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3883E+018" calcext:value-type="float">
            <text:p>1.52207932843883E+018</text:p>
          </table:table-cell>
          <table:table-cell table:formula="of:=[.A709]-[.A71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3983E+018" calcext:value-type="float">
            <text:p>1.52207932843983E+018</text:p>
          </table:table-cell>
          <table:table-cell table:formula="of:=[.A710]-[.A7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4083E+018" calcext:value-type="float">
            <text:p>1.52207932844083E+018</text:p>
          </table:table-cell>
          <table:table-cell table:formula="of:=[.A711]-[.A71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4183E+018" calcext:value-type="float">
            <text:p>1.52207932844183E+018</text:p>
          </table:table-cell>
          <table:table-cell table:formula="of:=[.A712]-[.A71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4283E+018" calcext:value-type="float">
            <text:p>1.52207932844283E+018</text:p>
          </table:table-cell>
          <table:table-cell table:formula="of:=[.A713]-[.A71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4383E+018" calcext:value-type="float">
            <text:p>1.52207932844383E+018</text:p>
          </table:table-cell>
          <table:table-cell table:formula="of:=[.A714]-[.A7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4483E+018" calcext:value-type="float">
            <text:p>1.52207932844483E+018</text:p>
          </table:table-cell>
          <table:table-cell table:formula="of:=[.A715]-[.A71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4583E+018" calcext:value-type="float">
            <text:p>1.52207932844583E+018</text:p>
          </table:table-cell>
          <table:table-cell table:formula="of:=[.A716]-[.A71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4683E+018" calcext:value-type="float">
            <text:p>1.52207932844683E+018</text:p>
          </table:table-cell>
          <table:table-cell table:formula="of:=[.A717]-[.A71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4783E+018" calcext:value-type="float">
            <text:p>1.52207932844783E+018</text:p>
          </table:table-cell>
          <table:table-cell table:formula="of:=[.A718]-[.A71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4883E+018" calcext:value-type="float">
            <text:p>1.52207932844883E+018</text:p>
          </table:table-cell>
          <table:table-cell table:formula="of:=[.A719]-[.A72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4983E+018" calcext:value-type="float">
            <text:p>1.52207932844983E+018</text:p>
          </table:table-cell>
          <table:table-cell table:formula="of:=[.A720]-[.A72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5083E+018" calcext:value-type="float">
            <text:p>1.52207932845083E+018</text:p>
          </table:table-cell>
          <table:table-cell table:formula="of:=[.A721]-[.A7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5183E+018" calcext:value-type="float">
            <text:p>1.52207932845183E+018</text:p>
          </table:table-cell>
          <table:table-cell table:formula="of:=[.A722]-[.A7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283E+018" calcext:value-type="float">
            <text:p>1.52207932845283E+018</text:p>
          </table:table-cell>
          <table:table-cell table:formula="of:=[.A723]-[.A7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383E+018" calcext:value-type="float">
            <text:p>1.52207932845383E+018</text:p>
          </table:table-cell>
          <table:table-cell table:formula="of:=[.A724]-[.A72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5483E+018" calcext:value-type="float">
            <text:p>1.52207932845483E+018</text:p>
          </table:table-cell>
          <table:table-cell table:formula="of:=[.A725]-[.A7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583E+018" calcext:value-type="float">
            <text:p>1.52207932845583E+018</text:p>
          </table:table-cell>
          <table:table-cell table:formula="of:=[.A726]-[.A7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683E+018" calcext:value-type="float">
            <text:p>1.52207932845683E+018</text:p>
          </table:table-cell>
          <table:table-cell table:formula="of:=[.A727]-[.A72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783E+018" calcext:value-type="float">
            <text:p>1.52207932845783E+018</text:p>
          </table:table-cell>
          <table:table-cell table:formula="of:=[.A728]-[.A7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5883E+018" calcext:value-type="float">
            <text:p>1.52207932845883E+018</text:p>
          </table:table-cell>
          <table:table-cell table:formula="of:=[.A729]-[.A73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5983E+018" calcext:value-type="float">
            <text:p>1.52207932845983E+018</text:p>
          </table:table-cell>
          <table:table-cell table:formula="of:=[.A730]-[.A73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6083E+018" calcext:value-type="float">
            <text:p>1.52207932846083E+018</text:p>
          </table:table-cell>
          <table:table-cell table:formula="of:=[.A731]-[.A7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6183E+018" calcext:value-type="float">
            <text:p>1.52207932846183E+018</text:p>
          </table:table-cell>
          <table:table-cell table:formula="of:=[.A732]-[.A73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6283E+018" calcext:value-type="float">
            <text:p>1.52207932846283E+018</text:p>
          </table:table-cell>
          <table:table-cell table:formula="of:=[.A733]-[.A73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6383E+018" calcext:value-type="float">
            <text:p>1.52207932846383E+018</text:p>
          </table:table-cell>
          <table:table-cell table:formula="of:=[.A734]-[.A73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6483E+018" calcext:value-type="float">
            <text:p>1.52207932846483E+018</text:p>
          </table:table-cell>
          <table:table-cell table:formula="of:=[.A735]-[.A7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6583E+018" calcext:value-type="float">
            <text:p>1.52207932846583E+018</text:p>
          </table:table-cell>
          <table:table-cell table:formula="of:=[.A736]-[.A73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6683E+018" calcext:value-type="float">
            <text:p>1.52207932846683E+018</text:p>
          </table:table-cell>
          <table:table-cell table:formula="of:=[.A737]-[.A73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6783E+018" calcext:value-type="float">
            <text:p>1.52207932846783E+018</text:p>
          </table:table-cell>
          <table:table-cell table:formula="of:=[.A738]-[.A73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6883E+018" calcext:value-type="float">
            <text:p>1.52207932846883E+018</text:p>
          </table:table-cell>
          <table:table-cell table:formula="of:=[.A739]-[.A74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6983E+018" calcext:value-type="float">
            <text:p>1.52207932846983E+018</text:p>
          </table:table-cell>
          <table:table-cell table:formula="of:=[.A740]-[.A74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7083E+018" calcext:value-type="float">
            <text:p>1.52207932847083E+018</text:p>
          </table:table-cell>
          <table:table-cell table:formula="of:=[.A741]-[.A7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7183E+018" calcext:value-type="float">
            <text:p>1.52207932847183E+018</text:p>
          </table:table-cell>
          <table:table-cell table:formula="of:=[.A742]-[.A74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283E+018" calcext:value-type="float">
            <text:p>1.52207932847283E+018</text:p>
          </table:table-cell>
          <table:table-cell table:formula="of:=[.A743]-[.A74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383E+018" calcext:value-type="float">
            <text:p>1.52207932847383E+018</text:p>
          </table:table-cell>
          <table:table-cell table:formula="of:=[.A744]-[.A74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7483E+018" calcext:value-type="float">
            <text:p>1.52207932847483E+018</text:p>
          </table:table-cell>
          <table:table-cell table:formula="of:=[.A745]-[.A74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583E+018" calcext:value-type="float">
            <text:p>1.52207932847583E+018</text:p>
          </table:table-cell>
          <table:table-cell table:formula="of:=[.A746]-[.A74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683E+018" calcext:value-type="float">
            <text:p>1.52207932847683E+018</text:p>
          </table:table-cell>
          <table:table-cell table:formula="of:=[.A747]-[.A74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783E+018" calcext:value-type="float">
            <text:p>1.52207932847783E+018</text:p>
          </table:table-cell>
          <table:table-cell table:formula="of:=[.A748]-[.A7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7883E+018" calcext:value-type="float">
            <text:p>1.52207932847883E+018</text:p>
          </table:table-cell>
          <table:table-cell table:formula="of:=[.A749]-[.A75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7983E+018" calcext:value-type="float">
            <text:p>1.52207932847983E+018</text:p>
          </table:table-cell>
          <table:table-cell table:formula="of:=[.A750]-[.A75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8083E+018" calcext:value-type="float">
            <text:p>1.52207932848083E+018</text:p>
          </table:table-cell>
          <table:table-cell table:formula="of:=[.A751]-[.A7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8183E+018" calcext:value-type="float">
            <text:p>1.52207932848183E+018</text:p>
          </table:table-cell>
          <table:table-cell table:formula="of:=[.A752]-[.A75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8283E+018" calcext:value-type="float">
            <text:p>1.52207932848283E+018</text:p>
          </table:table-cell>
          <table:table-cell table:formula="of:=[.A753]-[.A75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8383E+018" calcext:value-type="float">
            <text:p>1.52207932848383E+018</text:p>
          </table:table-cell>
          <table:table-cell table:formula="of:=[.A754]-[.A7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8483E+018" calcext:value-type="float">
            <text:p>1.52207932848483E+018</text:p>
          </table:table-cell>
          <table:table-cell table:formula="of:=[.A755]-[.A7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8583E+018" calcext:value-type="float">
            <text:p>1.52207932848583E+018</text:p>
          </table:table-cell>
          <table:table-cell table:formula="of:=[.A756]-[.A75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8683E+018" calcext:value-type="float">
            <text:p>1.52207932848683E+018</text:p>
          </table:table-cell>
          <table:table-cell table:formula="of:=[.A757]-[.A75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8783E+018" calcext:value-type="float">
            <text:p>1.52207932848783E+018</text:p>
          </table:table-cell>
          <table:table-cell table:formula="of:=[.A758]-[.A75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8883E+018" calcext:value-type="float">
            <text:p>1.52207932848883E+018</text:p>
          </table:table-cell>
          <table:table-cell table:formula="of:=[.A759]-[.A76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8983E+018" calcext:value-type="float">
            <text:p>1.52207932848983E+018</text:p>
          </table:table-cell>
          <table:table-cell table:formula="of:=[.A760]-[.A76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49083E+018" calcext:value-type="float">
            <text:p>1.52207932849083E+018</text:p>
          </table:table-cell>
          <table:table-cell table:formula="of:=[.A761]-[.A7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9183E+018" calcext:value-type="float">
            <text:p>1.52207932849183E+018</text:p>
          </table:table-cell>
          <table:table-cell table:formula="of:=[.A762]-[.A7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283E+018" calcext:value-type="float">
            <text:p>1.52207932849283E+018</text:p>
          </table:table-cell>
          <table:table-cell table:formula="of:=[.A763]-[.A7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383E+018" calcext:value-type="float">
            <text:p>1.52207932849383E+018</text:p>
          </table:table-cell>
          <table:table-cell table:formula="of:=[.A764]-[.A76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9483E+018" calcext:value-type="float">
            <text:p>1.52207932849483E+018</text:p>
          </table:table-cell>
          <table:table-cell table:formula="of:=[.A765]-[.A7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583E+018" calcext:value-type="float">
            <text:p>1.52207932849583E+018</text:p>
          </table:table-cell>
          <table:table-cell table:formula="of:=[.A766]-[.A76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683E+018" calcext:value-type="float">
            <text:p>1.52207932849683E+018</text:p>
          </table:table-cell>
          <table:table-cell table:formula="of:=[.A767]-[.A76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783E+018" calcext:value-type="float">
            <text:p>1.52207932849783E+018</text:p>
          </table:table-cell>
          <table:table-cell table:formula="of:=[.A768]-[.A7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49883E+018" calcext:value-type="float">
            <text:p>1.52207932849883E+018</text:p>
          </table:table-cell>
          <table:table-cell table:formula="of:=[.A769]-[.A77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49983E+018" calcext:value-type="float">
            <text:p>1.52207932849983E+018</text:p>
          </table:table-cell>
          <table:table-cell table:formula="of:=[.A770]-[.A77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083E+018" calcext:value-type="float">
            <text:p>1.52207932850083E+018</text:p>
          </table:table-cell>
          <table:table-cell table:formula="of:=[.A771]-[.A7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183E+018" calcext:value-type="float">
            <text:p>1.52207932850183E+018</text:p>
          </table:table-cell>
          <table:table-cell table:formula="of:=[.A772]-[.A77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283E+018" calcext:value-type="float">
            <text:p>1.52207932850283E+018</text:p>
          </table:table-cell>
          <table:table-cell table:formula="of:=[.A773]-[.A77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0384E+018" calcext:value-type="float">
            <text:p>1.52207932850384E+018</text:p>
          </table:table-cell>
          <table:table-cell table:formula="of:=[.A774]-[.A775]" office:value-type="float" office:value="-1009664" calcext:value-type="float">
            <text:p>-1009664</text:p>
          </table:table-cell>
          <table:table-cell table:number-columns-repeated="3"/>
        </table:table-row>
        <table:table-row table:style-name="ro1">
          <table:table-cell office:value-type="float" office:value="1.52207932850483E+018" calcext:value-type="float">
            <text:p>1.52207932850483E+018</text:p>
          </table:table-cell>
          <table:table-cell table:formula="of:=[.A775]-[.A776]" office:value-type="float" office:value="-990208" calcext:value-type="float">
            <text:p>-990208</text:p>
          </table:table-cell>
          <table:table-cell table:number-columns-repeated="3"/>
        </table:table-row>
        <table:table-row table:style-name="ro1">
          <table:table-cell office:value-type="float" office:value="1.52207932850584E+018" calcext:value-type="float">
            <text:p>1.52207932850584E+018</text:p>
          </table:table-cell>
          <table:table-cell table:formula="of:=[.A776]-[.A777]" office:value-type="float" office:value="-1010176" calcext:value-type="float">
            <text:p>-1010176</text:p>
          </table:table-cell>
          <table:table-cell table:number-columns-repeated="3"/>
        </table:table-row>
        <table:table-row table:style-name="ro1">
          <table:table-cell office:value-type="float" office:value="1.52207932850684E+018" calcext:value-type="float">
            <text:p>1.52207932850684E+018</text:p>
          </table:table-cell>
          <table:table-cell table:formula="of:=[.A777]-[.A77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784E+018" calcext:value-type="float">
            <text:p>1.52207932850784E+018</text:p>
          </table:table-cell>
          <table:table-cell table:formula="of:=[.A778]-[.A7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884E+018" calcext:value-type="float">
            <text:p>1.52207932850884E+018</text:p>
          </table:table-cell>
          <table:table-cell table:formula="of:=[.A779]-[.A7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0984E+018" calcext:value-type="float">
            <text:p>1.52207932850984E+018</text:p>
          </table:table-cell>
          <table:table-cell table:formula="of:=[.A780]-[.A7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1084E+018" calcext:value-type="float">
            <text:p>1.52207932851084E+018</text:p>
          </table:table-cell>
          <table:table-cell table:formula="of:=[.A781]-[.A7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1184E+018" calcext:value-type="float">
            <text:p>1.52207932851184E+018</text:p>
          </table:table-cell>
          <table:table-cell table:formula="of:=[.A782]-[.A78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1284E+018" calcext:value-type="float">
            <text:p>1.52207932851284E+018</text:p>
          </table:table-cell>
          <table:table-cell table:formula="of:=[.A783]-[.A78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1384E+018" calcext:value-type="float">
            <text:p>1.52207932851384E+018</text:p>
          </table:table-cell>
          <table:table-cell table:formula="of:=[.A784]-[.A7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1484E+018" calcext:value-type="float">
            <text:p>1.52207932851484E+018</text:p>
          </table:table-cell>
          <table:table-cell table:formula="of:=[.A785]-[.A78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1584E+018" calcext:value-type="float">
            <text:p>1.52207932851584E+018</text:p>
          </table:table-cell>
          <table:table-cell table:formula="of:=[.A786]-[.A78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1684E+018" calcext:value-type="float">
            <text:p>1.52207932851684E+018</text:p>
          </table:table-cell>
          <table:table-cell table:formula="of:=[.A787]-[.A78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1784E+018" calcext:value-type="float">
            <text:p>1.52207932851784E+018</text:p>
          </table:table-cell>
          <table:table-cell table:formula="of:=[.A788]-[.A7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1884E+018" calcext:value-type="float">
            <text:p>1.52207932851884E+018</text:p>
          </table:table-cell>
          <table:table-cell table:formula="of:=[.A789]-[.A79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1984E+018" calcext:value-type="float">
            <text:p>1.52207932851984E+018</text:p>
          </table:table-cell>
          <table:table-cell table:formula="of:=[.A790]-[.A79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2084E+018" calcext:value-type="float">
            <text:p>1.52207932852084E+018</text:p>
          </table:table-cell>
          <table:table-cell table:formula="of:=[.A791]-[.A7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2184E+018" calcext:value-type="float">
            <text:p>1.52207932852184E+018</text:p>
          </table:table-cell>
          <table:table-cell table:formula="of:=[.A792]-[.A79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2284E+018" calcext:value-type="float">
            <text:p>1.52207932852284E+018</text:p>
          </table:table-cell>
          <table:table-cell table:formula="of:=[.A793]-[.A7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2384E+018" calcext:value-type="float">
            <text:p>1.52207932852384E+018</text:p>
          </table:table-cell>
          <table:table-cell table:formula="of:=[.A794]-[.A79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2484E+018" calcext:value-type="float">
            <text:p>1.52207932852484E+018</text:p>
          </table:table-cell>
          <table:table-cell table:formula="of:=[.A795]-[.A79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2584E+018" calcext:value-type="float">
            <text:p>1.52207932852584E+018</text:p>
          </table:table-cell>
          <table:table-cell table:formula="of:=[.A796]-[.A79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2684E+018" calcext:value-type="float">
            <text:p>1.52207932852684E+018</text:p>
          </table:table-cell>
          <table:table-cell table:formula="of:=[.A797]-[.A79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2784E+018" calcext:value-type="float">
            <text:p>1.52207932852784E+018</text:p>
          </table:table-cell>
          <table:table-cell table:formula="of:=[.A798]-[.A79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2884E+018" calcext:value-type="float">
            <text:p>1.52207932852884E+018</text:p>
          </table:table-cell>
          <table:table-cell table:formula="of:=[.A799]-[.A8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2984E+018" calcext:value-type="float">
            <text:p>1.52207932852984E+018</text:p>
          </table:table-cell>
          <table:table-cell table:formula="of:=[.A800]-[.A80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3084E+018" calcext:value-type="float">
            <text:p>1.52207932853084E+018</text:p>
          </table:table-cell>
          <table:table-cell table:formula="of:=[.A801]-[.A8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3184E+018" calcext:value-type="float">
            <text:p>1.52207932853184E+018</text:p>
          </table:table-cell>
          <table:table-cell table:formula="of:=[.A802]-[.A80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3284E+018" calcext:value-type="float">
            <text:p>1.52207932853284E+018</text:p>
          </table:table-cell>
          <table:table-cell table:formula="of:=[.A803]-[.A80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3384E+018" calcext:value-type="float">
            <text:p>1.52207932853384E+018</text:p>
          </table:table-cell>
          <table:table-cell table:formula="of:=[.A804]-[.A80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3484E+018" calcext:value-type="float">
            <text:p>1.52207932853484E+018</text:p>
          </table:table-cell>
          <table:table-cell table:formula="of:=[.A805]-[.A80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3584E+018" calcext:value-type="float">
            <text:p>1.52207932853584E+018</text:p>
          </table:table-cell>
          <table:table-cell table:formula="of:=[.A806]-[.A8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3684E+018" calcext:value-type="float">
            <text:p>1.52207932853684E+018</text:p>
          </table:table-cell>
          <table:table-cell table:formula="of:=[.A807]-[.A80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3784E+018" calcext:value-type="float">
            <text:p>1.52207932853784E+018</text:p>
          </table:table-cell>
          <table:table-cell table:formula="of:=[.A808]-[.A80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3884E+018" calcext:value-type="float">
            <text:p>1.52207932853884E+018</text:p>
          </table:table-cell>
          <table:table-cell table:formula="of:=[.A809]-[.A81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3984E+018" calcext:value-type="float">
            <text:p>1.52207932853984E+018</text:p>
          </table:table-cell>
          <table:table-cell table:formula="of:=[.A810]-[.A81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4084E+018" calcext:value-type="float">
            <text:p>1.52207932854084E+018</text:p>
          </table:table-cell>
          <table:table-cell table:formula="of:=[.A811]-[.A81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4184E+018" calcext:value-type="float">
            <text:p>1.52207932854184E+018</text:p>
          </table:table-cell>
          <table:table-cell table:formula="of:=[.A812]-[.A81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4284E+018" calcext:value-type="float">
            <text:p>1.52207932854284E+018</text:p>
          </table:table-cell>
          <table:table-cell table:formula="of:=[.A813]-[.A81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4384E+018" calcext:value-type="float">
            <text:p>1.52207932854384E+018</text:p>
          </table:table-cell>
          <table:table-cell table:formula="of:=[.A814]-[.A815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4484E+018" calcext:value-type="float">
            <text:p>1.52207932854484E+018</text:p>
          </table:table-cell>
          <table:table-cell table:formula="of:=[.A815]-[.A81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4584E+018" calcext:value-type="float">
            <text:p>1.52207932854584E+018</text:p>
          </table:table-cell>
          <table:table-cell table:formula="of:=[.A816]-[.A81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4684E+018" calcext:value-type="float">
            <text:p>1.52207932854684E+018</text:p>
          </table:table-cell>
          <table:table-cell table:formula="of:=[.A817]-[.A81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4784E+018" calcext:value-type="float">
            <text:p>1.52207932854784E+018</text:p>
          </table:table-cell>
          <table:table-cell table:formula="of:=[.A818]-[.A81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4884E+018" calcext:value-type="float">
            <text:p>1.52207932854884E+018</text:p>
          </table:table-cell>
          <table:table-cell table:formula="of:=[.A819]-[.A82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4984E+018" calcext:value-type="float">
            <text:p>1.52207932854984E+018</text:p>
          </table:table-cell>
          <table:table-cell table:formula="of:=[.A820]-[.A82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5084E+018" calcext:value-type="float">
            <text:p>1.52207932855084E+018</text:p>
          </table:table-cell>
          <table:table-cell table:formula="of:=[.A821]-[.A8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5184E+018" calcext:value-type="float">
            <text:p>1.52207932855184E+018</text:p>
          </table:table-cell>
          <table:table-cell table:formula="of:=[.A822]-[.A82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5284E+018" calcext:value-type="float">
            <text:p>1.52207932855284E+018</text:p>
          </table:table-cell>
          <table:table-cell table:formula="of:=[.A823]-[.A82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5384E+018" calcext:value-type="float">
            <text:p>1.52207932855384E+018</text:p>
          </table:table-cell>
          <table:table-cell table:formula="of:=[.A824]-[.A82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5484E+018" calcext:value-type="float">
            <text:p>1.52207932855484E+018</text:p>
          </table:table-cell>
          <table:table-cell table:formula="of:=[.A825]-[.A82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5584E+018" calcext:value-type="float">
            <text:p>1.52207932855584E+018</text:p>
          </table:table-cell>
          <table:table-cell table:formula="of:=[.A826]-[.A8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5684E+018" calcext:value-type="float">
            <text:p>1.52207932855684E+018</text:p>
          </table:table-cell>
          <table:table-cell table:formula="of:=[.A827]-[.A82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5784E+018" calcext:value-type="float">
            <text:p>1.52207932855784E+018</text:p>
          </table:table-cell>
          <table:table-cell table:formula="of:=[.A828]-[.A82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5884E+018" calcext:value-type="float">
            <text:p>1.52207932855884E+018</text:p>
          </table:table-cell>
          <table:table-cell table:formula="of:=[.A829]-[.A83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5984E+018" calcext:value-type="float">
            <text:p>1.52207932855984E+018</text:p>
          </table:table-cell>
          <table:table-cell table:formula="of:=[.A830]-[.A83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6084E+018" calcext:value-type="float">
            <text:p>1.52207932856084E+018</text:p>
          </table:table-cell>
          <table:table-cell table:formula="of:=[.A831]-[.A83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184E+018" calcext:value-type="float">
            <text:p>1.52207932856184E+018</text:p>
          </table:table-cell>
          <table:table-cell table:formula="of:=[.A832]-[.A83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6284E+018" calcext:value-type="float">
            <text:p>1.52207932856284E+018</text:p>
          </table:table-cell>
          <table:table-cell table:formula="of:=[.A833]-[.A8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384E+018" calcext:value-type="float">
            <text:p>1.52207932856384E+018</text:p>
          </table:table-cell>
          <table:table-cell table:formula="of:=[.A834]-[.A83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484E+018" calcext:value-type="float">
            <text:p>1.52207932856484E+018</text:p>
          </table:table-cell>
          <table:table-cell table:formula="of:=[.A835]-[.A8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584E+018" calcext:value-type="float">
            <text:p>1.52207932856584E+018</text:p>
          </table:table-cell>
          <table:table-cell table:formula="of:=[.A836]-[.A83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6684E+018" calcext:value-type="float">
            <text:p>1.52207932856684E+018</text:p>
          </table:table-cell>
          <table:table-cell table:formula="of:=[.A837]-[.A83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784E+018" calcext:value-type="float">
            <text:p>1.52207932856784E+018</text:p>
          </table:table-cell>
          <table:table-cell table:formula="of:=[.A838]-[.A83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884E+018" calcext:value-type="float">
            <text:p>1.52207932856884E+018</text:p>
          </table:table-cell>
          <table:table-cell table:formula="of:=[.A839]-[.A8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6984E+018" calcext:value-type="float">
            <text:p>1.52207932856984E+018</text:p>
          </table:table-cell>
          <table:table-cell table:formula="of:=[.A840]-[.A8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7084E+018" calcext:value-type="float">
            <text:p>1.52207932857084E+018</text:p>
          </table:table-cell>
          <table:table-cell table:formula="of:=[.A841]-[.A8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7184E+018" calcext:value-type="float">
            <text:p>1.52207932857184E+018</text:p>
          </table:table-cell>
          <table:table-cell table:formula="of:=[.A842]-[.A84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7284E+018" calcext:value-type="float">
            <text:p>1.52207932857284E+018</text:p>
          </table:table-cell>
          <table:table-cell table:formula="of:=[.A843]-[.A84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7384E+018" calcext:value-type="float">
            <text:p>1.52207932857384E+018</text:p>
          </table:table-cell>
          <table:table-cell table:formula="of:=[.A844]-[.A8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7484E+018" calcext:value-type="float">
            <text:p>1.52207932857484E+018</text:p>
          </table:table-cell>
          <table:table-cell table:formula="of:=[.A845]-[.A84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7584E+018" calcext:value-type="float">
            <text:p>1.52207932857584E+018</text:p>
          </table:table-cell>
          <table:table-cell table:formula="of:=[.A846]-[.A84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7684E+018" calcext:value-type="float">
            <text:p>1.52207932857684E+018</text:p>
          </table:table-cell>
          <table:table-cell table:formula="of:=[.A847]-[.A84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7784E+018" calcext:value-type="float">
            <text:p>1.52207932857784E+018</text:p>
          </table:table-cell>
          <table:table-cell table:formula="of:=[.A848]-[.A8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7884E+018" calcext:value-type="float">
            <text:p>1.52207932857884E+018</text:p>
          </table:table-cell>
          <table:table-cell table:formula="of:=[.A849]-[.A85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7984E+018" calcext:value-type="float">
            <text:p>1.52207932857984E+018</text:p>
          </table:table-cell>
          <table:table-cell table:formula="of:=[.A850]-[.A85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8084E+018" calcext:value-type="float">
            <text:p>1.52207932858084E+018</text:p>
          </table:table-cell>
          <table:table-cell table:formula="of:=[.A851]-[.A85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8185E+018" calcext:value-type="float">
            <text:p>1.52207932858185E+018</text:p>
          </table:table-cell>
          <table:table-cell table:formula="of:=[.A852]-[.A853]" office:value-type="float" office:value="-1009920" calcext:value-type="float">
            <text:p>-1009920</text:p>
          </table:table-cell>
          <table:table-cell table:number-columns-repeated="3"/>
        </table:table-row>
        <table:table-row table:style-name="ro1">
          <table:table-cell office:value-type="float" office:value="1.52207932858285E+018" calcext:value-type="float">
            <text:p>1.52207932858285E+018</text:p>
          </table:table-cell>
          <table:table-cell table:formula="of:=[.A853]-[.A85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8385E+018" calcext:value-type="float">
            <text:p>1.52207932858385E+018</text:p>
          </table:table-cell>
          <table:table-cell table:formula="of:=[.A854]-[.A8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8485E+018" calcext:value-type="float">
            <text:p>1.52207932858485E+018</text:p>
          </table:table-cell>
          <table:table-cell table:formula="of:=[.A855]-[.A8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8585E+018" calcext:value-type="float">
            <text:p>1.52207932858585E+018</text:p>
          </table:table-cell>
          <table:table-cell table:formula="of:=[.A856]-[.A85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8685E+018" calcext:value-type="float">
            <text:p>1.52207932858685E+018</text:p>
          </table:table-cell>
          <table:table-cell table:formula="of:=[.A857]-[.A85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8785E+018" calcext:value-type="float">
            <text:p>1.52207932858785E+018</text:p>
          </table:table-cell>
          <table:table-cell table:formula="of:=[.A858]-[.A85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8885E+018" calcext:value-type="float">
            <text:p>1.52207932858885E+018</text:p>
          </table:table-cell>
          <table:table-cell table:formula="of:=[.A859]-[.A86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8985E+018" calcext:value-type="float">
            <text:p>1.52207932858985E+018</text:p>
          </table:table-cell>
          <table:table-cell table:formula="of:=[.A860]-[.A86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59085E+018" calcext:value-type="float">
            <text:p>1.52207932859085E+018</text:p>
          </table:table-cell>
          <table:table-cell table:formula="of:=[.A861]-[.A8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9185E+018" calcext:value-type="float">
            <text:p>1.52207932859185E+018</text:p>
          </table:table-cell>
          <table:table-cell table:formula="of:=[.A862]-[.A86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285E+018" calcext:value-type="float">
            <text:p>1.52207932859285E+018</text:p>
          </table:table-cell>
          <table:table-cell table:formula="of:=[.A863]-[.A86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385E+018" calcext:value-type="float">
            <text:p>1.52207932859385E+018</text:p>
          </table:table-cell>
          <table:table-cell table:formula="of:=[.A864]-[.A86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9485E+018" calcext:value-type="float">
            <text:p>1.52207932859485E+018</text:p>
          </table:table-cell>
          <table:table-cell table:formula="of:=[.A865]-[.A86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585E+018" calcext:value-type="float">
            <text:p>1.52207932859585E+018</text:p>
          </table:table-cell>
          <table:table-cell table:formula="of:=[.A866]-[.A86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685E+018" calcext:value-type="float">
            <text:p>1.52207932859685E+018</text:p>
          </table:table-cell>
          <table:table-cell table:formula="of:=[.A867]-[.A86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785E+018" calcext:value-type="float">
            <text:p>1.52207932859785E+018</text:p>
          </table:table-cell>
          <table:table-cell table:formula="of:=[.A868]-[.A86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59885E+018" calcext:value-type="float">
            <text:p>1.52207932859885E+018</text:p>
          </table:table-cell>
          <table:table-cell table:formula="of:=[.A869]-[.A87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59985E+018" calcext:value-type="float">
            <text:p>1.52207932859985E+018</text:p>
          </table:table-cell>
          <table:table-cell table:formula="of:=[.A870]-[.A87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0085E+018" calcext:value-type="float">
            <text:p>1.52207932860085E+018</text:p>
          </table:table-cell>
          <table:table-cell table:formula="of:=[.A871]-[.A87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0185E+018" calcext:value-type="float">
            <text:p>1.52207932860185E+018</text:p>
          </table:table-cell>
          <table:table-cell table:formula="of:=[.A872]-[.A87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0285E+018" calcext:value-type="float">
            <text:p>1.52207932860285E+018</text:p>
          </table:table-cell>
          <table:table-cell table:formula="of:=[.A873]-[.A87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0385E+018" calcext:value-type="float">
            <text:p>1.52207932860385E+018</text:p>
          </table:table-cell>
          <table:table-cell table:formula="of:=[.A874]-[.A87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0485E+018" calcext:value-type="float">
            <text:p>1.52207932860485E+018</text:p>
          </table:table-cell>
          <table:table-cell table:formula="of:=[.A875]-[.A87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0585E+018" calcext:value-type="float">
            <text:p>1.52207932860585E+018</text:p>
          </table:table-cell>
          <table:table-cell table:formula="of:=[.A876]-[.A87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0685E+018" calcext:value-type="float">
            <text:p>1.52207932860685E+018</text:p>
          </table:table-cell>
          <table:table-cell table:formula="of:=[.A877]-[.A87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0785E+018" calcext:value-type="float">
            <text:p>1.52207932860785E+018</text:p>
          </table:table-cell>
          <table:table-cell table:formula="of:=[.A878]-[.A87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0885E+018" calcext:value-type="float">
            <text:p>1.52207932860885E+018</text:p>
          </table:table-cell>
          <table:table-cell table:formula="of:=[.A879]-[.A88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0985E+018" calcext:value-type="float">
            <text:p>1.52207932860985E+018</text:p>
          </table:table-cell>
          <table:table-cell table:formula="of:=[.A880]-[.A88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1085E+018" calcext:value-type="float">
            <text:p>1.52207932861085E+018</text:p>
          </table:table-cell>
          <table:table-cell table:formula="of:=[.A881]-[.A8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1185E+018" calcext:value-type="float">
            <text:p>1.52207932861185E+018</text:p>
          </table:table-cell>
          <table:table-cell table:formula="of:=[.A882]-[.A88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285E+018" calcext:value-type="float">
            <text:p>1.52207932861285E+018</text:p>
          </table:table-cell>
          <table:table-cell table:formula="of:=[.A883]-[.A88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385E+018" calcext:value-type="float">
            <text:p>1.52207932861385E+018</text:p>
          </table:table-cell>
          <table:table-cell table:formula="of:=[.A884]-[.A88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1485E+018" calcext:value-type="float">
            <text:p>1.52207932861485E+018</text:p>
          </table:table-cell>
          <table:table-cell table:formula="of:=[.A885]-[.A88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585E+018" calcext:value-type="float">
            <text:p>1.52207932861585E+018</text:p>
          </table:table-cell>
          <table:table-cell table:formula="of:=[.A886]-[.A88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685E+018" calcext:value-type="float">
            <text:p>1.52207932861685E+018</text:p>
          </table:table-cell>
          <table:table-cell table:formula="of:=[.A887]-[.A88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785E+018" calcext:value-type="float">
            <text:p>1.52207932861785E+018</text:p>
          </table:table-cell>
          <table:table-cell table:formula="of:=[.A888]-[.A88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1885E+018" calcext:value-type="float">
            <text:p>1.52207932861885E+018</text:p>
          </table:table-cell>
          <table:table-cell table:formula="of:=[.A889]-[.A89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1985E+018" calcext:value-type="float">
            <text:p>1.52207932861985E+018</text:p>
          </table:table-cell>
          <table:table-cell table:formula="of:=[.A890]-[.A89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2085E+018" calcext:value-type="float">
            <text:p>1.52207932862085E+018</text:p>
          </table:table-cell>
          <table:table-cell table:formula="of:=[.A891]-[.A892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2185E+018" calcext:value-type="float">
            <text:p>1.52207932862185E+018</text:p>
          </table:table-cell>
          <table:table-cell table:formula="of:=[.A892]-[.A89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2285E+018" calcext:value-type="float">
            <text:p>1.52207932862285E+018</text:p>
          </table:table-cell>
          <table:table-cell table:formula="of:=[.A893]-[.A89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2385E+018" calcext:value-type="float">
            <text:p>1.52207932862385E+018</text:p>
          </table:table-cell>
          <table:table-cell table:formula="of:=[.A894]-[.A89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2485E+018" calcext:value-type="float">
            <text:p>1.52207932862485E+018</text:p>
          </table:table-cell>
          <table:table-cell table:formula="of:=[.A895]-[.A8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2585E+018" calcext:value-type="float">
            <text:p>1.52207932862585E+018</text:p>
          </table:table-cell>
          <table:table-cell table:formula="of:=[.A896]-[.A89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2685E+018" calcext:value-type="float">
            <text:p>1.52207932862685E+018</text:p>
          </table:table-cell>
          <table:table-cell table:formula="of:=[.A897]-[.A89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2785E+018" calcext:value-type="float">
            <text:p>1.52207932862785E+018</text:p>
          </table:table-cell>
          <table:table-cell table:formula="of:=[.A898]-[.A89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2885E+018" calcext:value-type="float">
            <text:p>1.52207932862885E+018</text:p>
          </table:table-cell>
          <table:table-cell table:formula="of:=[.A899]-[.A90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2985E+018" calcext:value-type="float">
            <text:p>1.52207932862985E+018</text:p>
          </table:table-cell>
          <table:table-cell table:formula="of:=[.A900]-[.A90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3085E+018" calcext:value-type="float">
            <text:p>1.52207932863085E+018</text:p>
          </table:table-cell>
          <table:table-cell table:formula="of:=[.A901]-[.A90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3185E+018" calcext:value-type="float">
            <text:p>1.52207932863185E+018</text:p>
          </table:table-cell>
          <table:table-cell table:formula="of:=[.A902]-[.A90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285E+018" calcext:value-type="float">
            <text:p>1.52207932863285E+018</text:p>
          </table:table-cell>
          <table:table-cell table:formula="of:=[.A903]-[.A90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385E+018" calcext:value-type="float">
            <text:p>1.52207932863385E+018</text:p>
          </table:table-cell>
          <table:table-cell table:formula="of:=[.A904]-[.A90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3485E+018" calcext:value-type="float">
            <text:p>1.52207932863485E+018</text:p>
          </table:table-cell>
          <table:table-cell table:formula="of:=[.A905]-[.A90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585E+018" calcext:value-type="float">
            <text:p>1.52207932863585E+018</text:p>
          </table:table-cell>
          <table:table-cell table:formula="of:=[.A906]-[.A90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685E+018" calcext:value-type="float">
            <text:p>1.52207932863685E+018</text:p>
          </table:table-cell>
          <table:table-cell table:formula="of:=[.A907]-[.A90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785E+018" calcext:value-type="float">
            <text:p>1.52207932863785E+018</text:p>
          </table:table-cell>
          <table:table-cell table:formula="of:=[.A908]-[.A90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3885E+018" calcext:value-type="float">
            <text:p>1.52207932863885E+018</text:p>
          </table:table-cell>
          <table:table-cell table:formula="of:=[.A909]-[.A91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3985E+018" calcext:value-type="float">
            <text:p>1.52207932863985E+018</text:p>
          </table:table-cell>
          <table:table-cell table:formula="of:=[.A910]-[.A91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4085E+018" calcext:value-type="float">
            <text:p>1.52207932864085E+018</text:p>
          </table:table-cell>
          <table:table-cell table:formula="of:=[.A911]-[.A91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4185E+018" calcext:value-type="float">
            <text:p>1.52207932864185E+018</text:p>
          </table:table-cell>
          <table:table-cell table:formula="of:=[.A912]-[.A913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4285E+018" calcext:value-type="float">
            <text:p>1.52207932864285E+018</text:p>
          </table:table-cell>
          <table:table-cell table:formula="of:=[.A913]-[.A914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4385E+018" calcext:value-type="float">
            <text:p>1.52207932864385E+018</text:p>
          </table:table-cell>
          <table:table-cell table:formula="of:=[.A914]-[.A91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4485E+018" calcext:value-type="float">
            <text:p>1.52207932864485E+018</text:p>
          </table:table-cell>
          <table:table-cell table:formula="of:=[.A915]-[.A91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4585E+018" calcext:value-type="float">
            <text:p>1.52207932864585E+018</text:p>
          </table:table-cell>
          <table:table-cell table:formula="of:=[.A916]-[.A91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4685E+018" calcext:value-type="float">
            <text:p>1.52207932864685E+018</text:p>
          </table:table-cell>
          <table:table-cell table:formula="of:=[.A917]-[.A918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4785E+018" calcext:value-type="float">
            <text:p>1.52207932864785E+018</text:p>
          </table:table-cell>
          <table:table-cell table:formula="of:=[.A918]-[.A91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4885E+018" calcext:value-type="float">
            <text:p>1.52207932864885E+018</text:p>
          </table:table-cell>
          <table:table-cell table:formula="of:=[.A919]-[.A920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4985E+018" calcext:value-type="float">
            <text:p>1.52207932864985E+018</text:p>
          </table:table-cell>
          <table:table-cell table:formula="of:=[.A920]-[.A921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5085E+018" calcext:value-type="float">
            <text:p>1.52207932865085E+018</text:p>
          </table:table-cell>
          <table:table-cell table:formula="of:=[.A921]-[.A92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5185E+018" calcext:value-type="float">
            <text:p>1.52207932865185E+018</text:p>
          </table:table-cell>
          <table:table-cell table:formula="of:=[.A922]-[.A92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5285E+018" calcext:value-type="float">
            <text:p>1.52207932865285E+018</text:p>
          </table:table-cell>
          <table:table-cell table:formula="of:=[.A923]-[.A92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5385E+018" calcext:value-type="float">
            <text:p>1.52207932865385E+018</text:p>
          </table:table-cell>
          <table:table-cell table:formula="of:=[.A924]-[.A925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5485E+018" calcext:value-type="float">
            <text:p>1.52207932865485E+018</text:p>
          </table:table-cell>
          <table:table-cell table:formula="of:=[.A925]-[.A92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5585E+018" calcext:value-type="float">
            <text:p>1.52207932865585E+018</text:p>
          </table:table-cell>
          <table:table-cell table:formula="of:=[.A926]-[.A92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5685E+018" calcext:value-type="float">
            <text:p>1.52207932865685E+018</text:p>
          </table:table-cell>
          <table:table-cell table:formula="of:=[.A927]-[.A92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5785E+018" calcext:value-type="float">
            <text:p>1.52207932865785E+018</text:p>
          </table:table-cell>
          <table:table-cell table:formula="of:=[.A928]-[.A929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5886E+018" calcext:value-type="float">
            <text:p>1.52207932865886E+018</text:p>
          </table:table-cell>
          <table:table-cell table:formula="of:=[.A929]-[.A930]" office:value-type="float" office:value="-1009664" calcext:value-type="float">
            <text:p>-1009664</text:p>
          </table:table-cell>
          <table:table-cell table:number-columns-repeated="3"/>
        </table:table-row>
        <table:table-row table:style-name="ro1">
          <table:table-cell office:value-type="float" office:value="1.52207932865986E+018" calcext:value-type="float">
            <text:p>1.52207932865986E+018</text:p>
          </table:table-cell>
          <table:table-cell table:formula="of:=[.A930]-[.A93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6086E+018" calcext:value-type="float">
            <text:p>1.52207932866086E+018</text:p>
          </table:table-cell>
          <table:table-cell table:formula="of:=[.A931]-[.A93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6186E+018" calcext:value-type="float">
            <text:p>1.52207932866186E+018</text:p>
          </table:table-cell>
          <table:table-cell table:formula="of:=[.A932]-[.A93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286E+018" calcext:value-type="float">
            <text:p>1.52207932866286E+018</text:p>
          </table:table-cell>
          <table:table-cell table:formula="of:=[.A933]-[.A93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386E+018" calcext:value-type="float">
            <text:p>1.52207932866386E+018</text:p>
          </table:table-cell>
          <table:table-cell table:formula="of:=[.A934]-[.A93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486E+018" calcext:value-type="float">
            <text:p>1.52207932866486E+018</text:p>
          </table:table-cell>
          <table:table-cell table:formula="of:=[.A935]-[.A93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586E+018" calcext:value-type="float">
            <text:p>1.52207932866586E+018</text:p>
          </table:table-cell>
          <table:table-cell table:formula="of:=[.A936]-[.A93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6686E+018" calcext:value-type="float">
            <text:p>1.52207932866686E+018</text:p>
          </table:table-cell>
          <table:table-cell table:formula="of:=[.A937]-[.A93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786E+018" calcext:value-type="float">
            <text:p>1.52207932866786E+018</text:p>
          </table:table-cell>
          <table:table-cell table:formula="of:=[.A938]-[.A93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886E+018" calcext:value-type="float">
            <text:p>1.52207932866886E+018</text:p>
          </table:table-cell>
          <table:table-cell table:formula="of:=[.A939]-[.A94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6986E+018" calcext:value-type="float">
            <text:p>1.52207932866986E+018</text:p>
          </table:table-cell>
          <table:table-cell table:formula="of:=[.A940]-[.A94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7086E+018" calcext:value-type="float">
            <text:p>1.52207932867086E+018</text:p>
          </table:table-cell>
          <table:table-cell table:formula="of:=[.A941]-[.A94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7186E+018" calcext:value-type="float">
            <text:p>1.52207932867186E+018</text:p>
          </table:table-cell>
          <table:table-cell table:formula="of:=[.A942]-[.A94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7286E+018" calcext:value-type="float">
            <text:p>1.52207932867286E+018</text:p>
          </table:table-cell>
          <table:table-cell table:formula="of:=[.A943]-[.A94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7386E+018" calcext:value-type="float">
            <text:p>1.52207932867386E+018</text:p>
          </table:table-cell>
          <table:table-cell table:formula="of:=[.A944]-[.A94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7486E+018" calcext:value-type="float">
            <text:p>1.52207932867486E+018</text:p>
          </table:table-cell>
          <table:table-cell table:formula="of:=[.A945]-[.A94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7586E+018" calcext:value-type="float">
            <text:p>1.52207932867586E+018</text:p>
          </table:table-cell>
          <table:table-cell table:formula="of:=[.A946]-[.A94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7686E+018" calcext:value-type="float">
            <text:p>1.52207932867686E+018</text:p>
          </table:table-cell>
          <table:table-cell table:formula="of:=[.A947]-[.A94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7786E+018" calcext:value-type="float">
            <text:p>1.52207932867786E+018</text:p>
          </table:table-cell>
          <table:table-cell table:formula="of:=[.A948]-[.A94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7886E+018" calcext:value-type="float">
            <text:p>1.52207932867886E+018</text:p>
          </table:table-cell>
          <table:table-cell table:formula="of:=[.A949]-[.A95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7986E+018" calcext:value-type="float">
            <text:p>1.52207932867986E+018</text:p>
          </table:table-cell>
          <table:table-cell table:formula="of:=[.A950]-[.A95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8086E+018" calcext:value-type="float">
            <text:p>1.52207932868086E+018</text:p>
          </table:table-cell>
          <table:table-cell table:formula="of:=[.A951]-[.A95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8186E+018" calcext:value-type="float">
            <text:p>1.52207932868186E+018</text:p>
          </table:table-cell>
          <table:table-cell table:formula="of:=[.A952]-[.A95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286E+018" calcext:value-type="float">
            <text:p>1.52207932868286E+018</text:p>
          </table:table-cell>
          <table:table-cell table:formula="of:=[.A953]-[.A95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386E+018" calcext:value-type="float">
            <text:p>1.52207932868386E+018</text:p>
          </table:table-cell>
          <table:table-cell table:formula="of:=[.A954]-[.A95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486E+018" calcext:value-type="float">
            <text:p>1.52207932868486E+018</text:p>
          </table:table-cell>
          <table:table-cell table:formula="of:=[.A955]-[.A95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586E+018" calcext:value-type="float">
            <text:p>1.52207932868586E+018</text:p>
          </table:table-cell>
          <table:table-cell table:formula="of:=[.A956]-[.A95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8686E+018" calcext:value-type="float">
            <text:p>1.52207932868686E+018</text:p>
          </table:table-cell>
          <table:table-cell table:formula="of:=[.A957]-[.A95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786E+018" calcext:value-type="float">
            <text:p>1.52207932868786E+018</text:p>
          </table:table-cell>
          <table:table-cell table:formula="of:=[.A958]-[.A95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886E+018" calcext:value-type="float">
            <text:p>1.52207932868886E+018</text:p>
          </table:table-cell>
          <table:table-cell table:formula="of:=[.A959]-[.A96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8986E+018" calcext:value-type="float">
            <text:p>1.52207932868986E+018</text:p>
          </table:table-cell>
          <table:table-cell table:formula="of:=[.A960]-[.A96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9086E+018" calcext:value-type="float">
            <text:p>1.52207932869086E+018</text:p>
          </table:table-cell>
          <table:table-cell table:formula="of:=[.A961]-[.A96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9186E+018" calcext:value-type="float">
            <text:p>1.52207932869186E+018</text:p>
          </table:table-cell>
          <table:table-cell table:formula="of:=[.A962]-[.A96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9286E+018" calcext:value-type="float">
            <text:p>1.52207932869286E+018</text:p>
          </table:table-cell>
          <table:table-cell table:formula="of:=[.A963]-[.A96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9386E+018" calcext:value-type="float">
            <text:p>1.52207932869386E+018</text:p>
          </table:table-cell>
          <table:table-cell table:formula="of:=[.A964]-[.A96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9486E+018" calcext:value-type="float">
            <text:p>1.52207932869486E+018</text:p>
          </table:table-cell>
          <table:table-cell table:formula="of:=[.A965]-[.A96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9586E+018" calcext:value-type="float">
            <text:p>1.52207932869586E+018</text:p>
          </table:table-cell>
          <table:table-cell table:formula="of:=[.A966]-[.A96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9686E+018" calcext:value-type="float">
            <text:p>1.52207932869686E+018</text:p>
          </table:table-cell>
          <table:table-cell table:formula="of:=[.A967]-[.A96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69786E+018" calcext:value-type="float">
            <text:p>1.52207932869786E+018</text:p>
          </table:table-cell>
          <table:table-cell table:formula="of:=[.A968]-[.A96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69886E+018" calcext:value-type="float">
            <text:p>1.52207932869886E+018</text:p>
          </table:table-cell>
          <table:table-cell table:formula="of:=[.A969]-[.A97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69986E+018" calcext:value-type="float">
            <text:p>1.52207932869986E+018</text:p>
          </table:table-cell>
          <table:table-cell table:formula="of:=[.A970]-[.A97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0086E+018" calcext:value-type="float">
            <text:p>1.52207932870086E+018</text:p>
          </table:table-cell>
          <table:table-cell table:formula="of:=[.A971]-[.A97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0186E+018" calcext:value-type="float">
            <text:p>1.52207932870186E+018</text:p>
          </table:table-cell>
          <table:table-cell table:formula="of:=[.A972]-[.A97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286E+018" calcext:value-type="float">
            <text:p>1.52207932870286E+018</text:p>
          </table:table-cell>
          <table:table-cell table:formula="of:=[.A973]-[.A97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386E+018" calcext:value-type="float">
            <text:p>1.52207932870386E+018</text:p>
          </table:table-cell>
          <table:table-cell table:formula="of:=[.A974]-[.A97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486E+018" calcext:value-type="float">
            <text:p>1.52207932870486E+018</text:p>
          </table:table-cell>
          <table:table-cell table:formula="of:=[.A975]-[.A97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586E+018" calcext:value-type="float">
            <text:p>1.52207932870586E+018</text:p>
          </table:table-cell>
          <table:table-cell table:formula="of:=[.A976]-[.A97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0686E+018" calcext:value-type="float">
            <text:p>1.52207932870686E+018</text:p>
          </table:table-cell>
          <table:table-cell table:formula="of:=[.A977]-[.A97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786E+018" calcext:value-type="float">
            <text:p>1.52207932870786E+018</text:p>
          </table:table-cell>
          <table:table-cell table:formula="of:=[.A978]-[.A97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886E+018" calcext:value-type="float">
            <text:p>1.52207932870886E+018</text:p>
          </table:table-cell>
          <table:table-cell table:formula="of:=[.A979]-[.A98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0986E+018" calcext:value-type="float">
            <text:p>1.52207932870986E+018</text:p>
          </table:table-cell>
          <table:table-cell table:formula="of:=[.A980]-[.A981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1086E+018" calcext:value-type="float">
            <text:p>1.52207932871086E+018</text:p>
          </table:table-cell>
          <table:table-cell table:formula="of:=[.A981]-[.A98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1186E+018" calcext:value-type="float">
            <text:p>1.52207932871186E+018</text:p>
          </table:table-cell>
          <table:table-cell table:formula="of:=[.A982]-[.A983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1286E+018" calcext:value-type="float">
            <text:p>1.52207932871286E+018</text:p>
          </table:table-cell>
          <table:table-cell table:formula="of:=[.A983]-[.A984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71386E+018" calcext:value-type="float">
            <text:p>1.52207932871386E+018</text:p>
          </table:table-cell>
          <table:table-cell table:formula="of:=[.A984]-[.A98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1486E+018" calcext:value-type="float">
            <text:p>1.52207932871486E+018</text:p>
          </table:table-cell>
          <table:table-cell table:formula="of:=[.A985]-[.A986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1586E+018" calcext:value-type="float">
            <text:p>1.52207932871586E+018</text:p>
          </table:table-cell>
          <table:table-cell table:formula="of:=[.A986]-[.A987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1686E+018" calcext:value-type="float">
            <text:p>1.52207932871686E+018</text:p>
          </table:table-cell>
          <table:table-cell table:formula="of:=[.A987]-[.A988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1786E+018" calcext:value-type="float">
            <text:p>1.52207932871786E+018</text:p>
          </table:table-cell>
          <table:table-cell table:formula="of:=[.A988]-[.A98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1886E+018" calcext:value-type="float">
            <text:p>1.52207932871886E+018</text:p>
          </table:table-cell>
          <table:table-cell table:formula="of:=[.A989]-[.A990]" office:value-type="float" office:value="-999680" calcext:value-type="float">
            <text:p>-999680</text:p>
          </table:table-cell>
          <table:table-cell table:number-columns-repeated="3"/>
        </table:table-row>
        <table:table-row table:style-name="ro1">
          <table:table-cell office:value-type="float" office:value="1.52207932871986E+018" calcext:value-type="float">
            <text:p>1.52207932871986E+018</text:p>
          </table:table-cell>
          <table:table-cell table:formula="of:=[.A990]-[.A991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2086E+018" calcext:value-type="float">
            <text:p>1.52207932872086E+018</text:p>
          </table:table-cell>
          <table:table-cell table:formula="of:=[.A991]-[.A992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2186E+018" calcext:value-type="float">
            <text:p>1.52207932872186E+018</text:p>
          </table:table-cell>
          <table:table-cell table:formula="of:=[.A992]-[.A993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286E+018" calcext:value-type="float">
            <text:p>1.52207932872286E+018</text:p>
          </table:table-cell>
          <table:table-cell table:formula="of:=[.A993]-[.A994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386E+018" calcext:value-type="float">
            <text:p>1.52207932872386E+018</text:p>
          </table:table-cell>
          <table:table-cell table:formula="of:=[.A994]-[.A995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486E+018" calcext:value-type="float">
            <text:p>1.52207932872486E+018</text:p>
          </table:table-cell>
          <table:table-cell table:formula="of:=[.A995]-[.A996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586E+018" calcext:value-type="float">
            <text:p>1.52207932872586E+018</text:p>
          </table:table-cell>
          <table:table-cell table:formula="of:=[.A996]-[.A997]" office:value-type="float" office:value="-1000192" calcext:value-type="float">
            <text:p>-1000192</text:p>
          </table:table-cell>
          <table:table-cell table:number-columns-repeated="3"/>
        </table:table-row>
        <table:table-row table:style-name="ro1">
          <table:table-cell office:value-type="float" office:value="1.52207932872686E+018" calcext:value-type="float">
            <text:p>1.52207932872686E+018</text:p>
          </table:table-cell>
          <table:table-cell table:formula="of:=[.A997]-[.A998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786E+018" calcext:value-type="float">
            <text:p>1.52207932872786E+018</text:p>
          </table:table-cell>
          <table:table-cell table:formula="of:=[.A998]-[.A999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1.52207932872886E+018" calcext:value-type="float">
            <text:p>1.52207932872886E+018</text:p>
          </table:table-cell>
          <table:table-cell table:formula="of:=[.A999]-[.A1000]" office:value-type="float" office:value="-999936" calcext:value-type="float">
            <text:p>-9999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00/00/00</text:date>, <text:time style:data-style-name="N2" text:time-value="21:02:39.5829972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21:13:53.516382932</dc:date>
    <meta:editing-duration>PT12M19S</meta:editing-duration>
    <meta:editing-cycles>3</meta:editing-cycles>
    <meta:generator>LibreOffice/5.1.6.2$Linux_X86_64 LibreOffice_project/10m0$Build-2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1140000" chart:maximum="-9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9.701cm" xlink:href=".." xlink:type="simple" chart:class="chart:scatter" chart:style-name="ch1">
        <chart:title svg:x="8.356cm" svg:y="0.33cm" chart:style-name="ch2">
          <text:p>RealtimeThread</text:p>
        </chart:title>
        <chart:plot-area chart:style-name="ch3" table:cell-range-address="log.B2:log.B1000" svg:x="1.411cm" svg:y="1.303cm" svg:width="18.19cm" svg:height="7.223cm">
          <chartooo:coordinate-region svg:x="3.064cm" svg:y="1.502cm" svg:width="16.165cm" svg:height="6.377cm"/>
          <chart:axis chart:dimension="x" chart:name="primary-x" chart:style-name="ch4">
            <chart:title svg:x="9.972cm" svg:y="8.72cm" chart:style-name="ch5">
              <text:p>counts</text:p>
            </chart:title>
          </chart:axis>
          <chart:axis chart:dimension="y" chart:name="primary-y" chart:style-name="ch6">
            <chart:title svg:x="0.451cm" svg:y="5.633cm" chart:style-name="ch7">
              <text:p>nano sec</text:p>
            </chart:title>
            <chart:grid chart:style-name="ch8" chart:class="major"/>
          </chart:axis>
          <chart:series chart:style-name="ch9" chart:values-cell-range-address="log.B2:log.B1000" chart:class="chart:scatter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9680">
                <text:p>-999680</text:p>
                <draw:g>
                  <svg:desc>log.B2:log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09664">
                <text:p>-1009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89696">
                <text:p>-9896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989952">
                <text:p>-9899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989952">
                <text:p>-9899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009664">
                <text:p>-10096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990208">
                <text:p>-9902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010176">
                <text:p>-1010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009920">
                <text:p>-10099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1009664">
                <text:p>-10096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999680">
                <text:p>-9996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1000192">
                <text:p>-10001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999936">
                <text:p>-9999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999936">
                <text:p>-999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